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138cm"/>
    </style:style>
    <style:style style:name="co2" style:family="table-column">
      <style:table-column-properties fo:break-before="auto" style:column-width="57.997cm"/>
    </style:style>
    <style:style style:name="co3" style:family="table-column">
      <style:table-column-properties fo:break-before="auto" style:column-width="3.637cm"/>
    </style:style>
    <style:style style:name="co4" style:family="table-column">
      <style:table-column-properties fo:break-before="auto" style:column-width="27.77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roductos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itle</text:p>
          </table:table-cell>
          <table:table-cell office:value-type="string" calcext:value-type="string">
            <text:p>Description</text:p>
          </table:table-cell>
          <table:table-cell office:value-type="string" calcext:value-type="string">
            <text:p>Categoria</text:p>
          </table:table-cell>
          <table:table-cell office:value-type="string" calcext:value-type="string">
            <text:p>Image 1 URL</text:p>
          </table:table-cell>
        </table:table-row>
        <table:table-row table:style-name="ro1">
          <table:table-cell office:value-type="string" calcext:value-type="string">
            <text:p>Cartucho Desechable de HHC al 90% Space Cart - Iguana Smoke</text:p>
          </table:table-cell>
          <table:table-cell office:value-type="string" calcext:value-type="string">
            <text:p>Cartucho desechable de 1ml al 90% de HHC, proveniente de plantas de cáńamo, disponible en varios aromas. Se conecta a cualquier tipo de batería con conexión 510. Hasta 300 caladas. 0% nicotina, 0% THC. No contiene VG, PG, PEG, MCT o cualquier otro agente de corte. Disfruta del último cannabinoide que apasiona a los fans de la planta de cannabis y está revolucionando la industria del cannabis, el HHC. En un formato cómodo, portátil, ligero y discreto. Ideal para llevar siempre contigo. Disponible en varios aromas. Alta calidad, placer sensorial.żQué es el HHC? El HHC es un cannabinoide semisintético (obtenido a partir de precursores naturales de la planta del cannabis) de estructura química muy similar al THC y descubierto por el químico estadounidense Roger Adams en 1940. Existe una amplia gama de productos derivados en el mercado. Los cartuchos HHC de Iguana Smoke se encuentran entre los mejores productos de HHC y cumplen con todos los estándares de calidad. Disfruta de una experiencia única con este producto legal.Cómo se usa. Sólo debes retirarlo de la bolsa y conectarlo a la batería. No es rellenable; una vez que se ha agotado, se desecha. Los vapers HHC de Iguana Smoke son ideales para los que no quieren complicarse con una tediosa manipulación del dispositivo de vapeo. Más sencillo, imposible. Para un óptimo resultado, mantén el cartucho desechable de HHC en posición vertical a temperatura ambiente, lejos de la luz solar y en un lugar fresco y seguro.Beneficios. Nuestro innovador cartucho desechable de HHC Space Cart es uno de los primeros productos de su clase en Europa. Vapers HHC diseńados para aquellas personas que quieren disfrutar de una experiencia de vapeo diferente y disfrutar de los efectos del HHC con garantías de seguridad y confianza. Producto de coleccionismo. Importante: es necesario disponer de una batería para poder usarlo.Ingredientes. HHC aislado de cáńamo industrial y terpenos naturales.Si quieres más información sobre los vapers HHC o beneficios del cannabis, puedes escribir a hello@profesorcbd.com o consultar nuestro apartado de preguntas frecuentes en la home. <text:s/>En nuestra web encontrarás una gran variedad de productos del cannabinoide natural CBD, que comercializamos en formatos como flores de cáńamo o aceite de cannabis. Estamos especializados en venta de productos de Cannabis Sativa con altos estándares de seguridad y eficacia.</text:p>
          </table:table-cell>
          <table:table-cell/>
          <table:table-cell office:value-type="string" calcext:value-type="string">
            <text:p>https://cdn.shopify.com/s/files/1/0743/4357/9926/files/Mockupder.png?v=1708343952</text:p>
          </table:table-cell>
        </table:table-row>
        <table:table-row table:style-name="ro1">
          <table:table-cell office:value-type="string" calcext:value-type="string">
            <text:p>Vaper desechable de HHC Space Vape</text:p>
          </table:table-cell>
          <table:table-cell office:value-type="string" calcext:value-type="string">
            <text:p>El vapeador desechable de Iguana Smoke Space Vape es perfecto para quienes quieren iniciarse en el mundo del HHC, el nuevo cannabinoide de moda entre los fans de las plantas de cannabis y las plantas de cáńamo. Con 600 caladas y una concentración de HHC del 90% (1.800mg por 2ml de líquido). No contiene nicotina ni THC. Este vaper desechable de HHC no necesita carga de batería (incorpora batería cargada) ni ningún tipo de líquido de relleno (viene con el depósito lleno). Su diseńo atractivo y su tamańo compacto lo convierten en un complemento ideal para llevar siempre contigo y mejorar tu experiencia de vapeo. Vapers HHC de alta calidad. Alta concentración.żQué es el HHC?El HHC es un cannabinoide semisintético (obtenido a partir de precursores naturales de la planta del cannabis) de estructura química muy similar al THC y descubierto por el químico estadounidense Roger Adams en 1940. Existe una amplia gama de productos derivados en el mercado. Estos vapers HHC se encuentran entre los mejores productos de HHC del mercado y cumplen con todos los estándares de calidad.Dimensiones: 105mmx24mmx11.2mmBatería: 380 mAhCapacidad: 2 mlCaladas: hasta 600Terpenos naturales de alta calidadHHC: 90% / 1800mgTHC: 0%Nicotina: 0%No contiene VG, PG, PEG, MCT o cualquier otro agente de corteProducto de coleccionismo.Cómo se usa. Abre el dispositivo de vapeo de HHC, usa, disfruta, tira y repite. Más sencillo, imposible. Brinda una experiencia única.Beneficios. La gran ventaja de este vaper desechable de HHC es la comodidad. Los vapers HHC de Iguana Smoke caben perfectamente en un bolsillo gracias a su diseńo compacto. Son ligeros y portátiles. Además, vienen con la batería incorporada, que aguantará toda la vida útil del vaporizador sin necesidad de recargarla. Una vez agotado, no tienes que aprender a cambiar ningún líquido: el pod de HHC se tira a la basura. Ideal para los fans de la experiencia del vapeo que buscan opciones sin nicotina y quieren adentrarse en el apasionante mundo del HHC.Ingredientes. HHC aislado derivado de cáńamo industrial y terpenos naturales.Sostenibilidad. Vapers HHC con tecnología de combustión limpia, diseńo antifugas, batería de bajo consumo Los fabricantes de pods desechables de HHC se han puesto las pilas para que este formato sea la opción más ecológica a pesar de ser de un solo uso. ĄY lo han conseguido! Entre las mejores marcas de cigarrillos electrónicos del mercado. Altos estándares de sostenibilidad.Si tienes cualquier otra duda sobre los beneficios del cannabis puedes consultar nuestras preguntas frecuentes haciendo scroll hasta final de nuestra home. En nuestra web encontrarás una gran variedad de productos del cannabinoide natural CBD, que comercializamos en formatos como flores de cáńamo o aceite de cannabis.</text:p>
          </table:table-cell>
          <table:table-cell/>
          <table:table-cell office:value-type="string" calcext:value-type="string">
            <text:p>https://cdn.shopify.com/s/files/1/0743/4357/9926/files/Mockupcajashhcgelato.png?v=1708343780</text:p>
          </table:table-cell>
        </table:table-row>
        <table:table-row table:style-name="ro1">
          <table:table-cell office:value-type="string" calcext:value-type="string">
            <text:p>Kit Iguana Power + Cartucho de HHC 90% - Iguana Smoke</text:p>
          </table:table-cell>
          <table:table-cell office:value-type="string" calcext:value-type="string">
            <text:p>El conjunto completo Batería Iguana Power + Cartucho HHC, de Iguala Smoke, brinda una mezcla ideal de eficacia e innovación en cannabinoides, al permitir combinar la Batería 510 con Cartuchos de HHC al 90%, disponibles en varios aromas (Amnesia, Gorilla Glue, Gelato, Lemon y Mango). Elige el aroma del cartucho y te lo enviaremos junto a la batería. Disfruta de una experiencia de vapeo de primera clase. Vapers HHC de alta calidad. La última obsesión de los fans de las plantas de cannabis.Con la Batería, conseguirás calentar y utilizar tu cartucho de HHC. Su compatibilidad es universal, por lo que también puede emplearse con otros líquidos o atomizadores. Tiene un botón de encendido, con tres utilidades distintas, dependiendo de las veces que se presione: 2 para precalentar (tarda 15 segundos), tres para cambiar de voltaje y cinco para encender. Portátil y duradera, puedes llevarla siempre contigo. Potencia ajustable.Batería: 320 MaHVoltaje: 2,7v  3,1v  3,6vFunción precalentamiento de 15 segundosConexión: USB-CLos cartuchos de HHC ofrecen una experiencia de vapeo única, basada en la innovación en cannabinoides, los componentes naturales de la planta de cannabis o plantas de cáńamo. Estos cartuchos al 90% de HHC se conectan a la batería y se desechan una vez que se ha agotado el líquido. Contienen aproximadamente 300 caladas y han sido diseńados para las personas que están en búsqueda permanente de algo distinto.żQué es el HHC? El HHC es un cannabinoide semisintético (obtenido a partir de precursores naturales de la planta del cannabis) de estructura química muy similar al THC y descubierto por el químico estadounidense Roger Adams en 1940. Existe una amplia gama de productos derivados en el mercado. Los cartuchos HHC de Iguana Smoke se encuentran entre los mejores productos de HHC del mercado y cumplen con todos los estándares de calidad. Disfruta de una experiencia única con este producto legal.Ingredientes. HHC aislado proveniente de cáńamo industrial al 90% (900mg en 1 ml de producto) y terpenos naturales. No te quedes sin probar la variedad Amnesia, una de las variedades de cannabis más potentes y conocidas en la industria del cannabis.Producto de coleccionismo.Si tienes cualquier otra duda sobre los beneficios del cannabis puedes consultar nuestras preguntas frecuentes haciendo scroll hasta final de nuestra home. En nuestra web encontrarás una gran variedad de productos del cannabinoide natural CBD, que comercializamos en formatos como flores de cáńamo o aceite de cannabis.</text:p>
          </table:table-cell>
          <table:table-cell/>
          <table:table-cell office:value-type="string" calcext:value-type="string">
            <text:p>https://cdn.shopify.com/s/files/1/0743/4357/9926/files/BateriaconcartuchoHHC3.png?v=1708343924</text:p>
          </table:table-cell>
        </table:table-row>
        <table:table-row table:style-name="ro1">
          <table:table-cell office:value-type="string" calcext:value-type="string">
            <text:p>Icerocks con 85,77% de CBD | La Cordobesa Espacial 2g</text:p>
          </table:table-cell>
          <table:table-cell office:value-type="string" calcext:value-type="string">
            <text:p>"Los Icerocks de CBD son flores de CBD, cubiertas con aceite de CBD, a los que se ańade cristal aislado de CBD. La cubierta de cristal es una forma pura de cannabidiol (CBD aislado) muy valorada. No es de extrańar, porque gracias al cristal, el Icerock CBD alcanza un nivel de concentración impresionante de CBD: del 85,77%. Su nivel de THC es inferior al 0.2%. Perlas de CBD o el caviar del cannabis: el modo en que es habitual referirse a este producto de ProfesorCBD está a la altura de su leyenda. Nuestra joya de la corona un caramelo de los que no pican los dientes. Aroma único. Se envía en paquetes opacos y discretos que no desprenden ningún olor.Las resinas de CBD La Cordobesa están catalogadas como productos aromáticos. Su venta es totalmente legal y nuestros usuarios las usan en momentos de distensión. Ítem de utilización comercial. No apto para el consumo humano. Beneficios. El Icerock es nuestro producto con mayor porcentaje de CBD, por lo que brinda una experiencia muy potente. Sostenibilidad. Procedente del cáńamo industrial cultivado con semillas certificadas por la UE (Fedora 17) en el sur de Espańa. Producto orgánico."</text:p>
          </table:table-cell>
          <table:table-cell/>
          <table:table-cell office:value-type="string" calcext:value-type="string">
            <text:p>https://cdn.shopify.com/s/files/1/0743/4357/9926/files/IceRocksLaCordobesaEspacial-florcbd-001.webp?v=1708435856</text:p>
          </table:table-cell>
        </table:table-row>
        <table:table-row table:style-name="ro1">
          <table:table-cell office:value-type="string" calcext:value-type="string">
            <text:p>Cogollo de Flor Aromática de CBD al 4% ˇ La Cordobesa Harlequin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4% ˇ La Cordobesa Navideń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4% ˇ La Cordobesa Tik Tok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4% ˇ La Generosa Tradicional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Cannabigerol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Naranjit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Limoner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SúperLimoner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Amnesia Haze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8,81% ˇ La Cordobesa Candy Kush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Legal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5,17% ˇ La Cordobesa Helad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number-columns-repeated="2"/>
        </table:table-row>
        <table:table-row table:style-name="ro1">
          <table:table-cell office:value-type="string" calcext:value-type="string">
            <text:p>Cogollo de Flor Aromática de CBD al 16,49% ˇ La Cordobesa Tradicional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table-cell office:value-type="string" calcext:value-type="string">
            <text:p>https://cdn.shopify.com/s/files/1/0743/4357/9926/files/FlorLaCordobesaAtleta-florcbd-001_3f47ea3c-14e2-4e95-acd1-307e0919371f.webp?v=1706708346</text:p>
          </table:table-cell>
        </table:table-row>
        <table:table-row table:style-name="ro1">
          <table:table-cell office:value-type="string" calcext:value-type="string">
            <text:p>Cogollo de Flor Aromática de CBD al 15,17% ˇ La Cordobesa Atleta Grindin</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table:table-cell office:value-type="string" calcext:value-type="string">
            <text:p>https://cdn.shopify.com/s/files/1/0743/4357/9926/files/FlorLaCordobesaAtleta-florcbd-001_8a8aba6e-0cbc-4b0e-bcb1-e5b265ff6aba.webp?v=1706694834</text:p>
          </table:table-cell>
        </table:table-row>
        <table:table-row table:style-name="ro1">
          <table:table-cell office:value-type="string" calcext:value-type="string">
            <text:p>Pax Mini ˇ Vaporizador Hierbas secas</text:p>
          </table:table-cell>
          <table:table-cell office:value-type="string" calcext:value-type="string">
            <text:p>El vaporizador de hierbas secas PAX Mini es la magnum opus de los vaporizadores del mercado. Caracterizado por su diseńo elegante y horno súper eficiente, y destacable por su facilidad de uso y portabilidad.ĄOferta Especial! Por la compra de este producto, Pack Cogollos Pequeńos 15g La Cordobesa Navideńa GRATIS. Ańádelo a tu compra. y nuestro carrito mágico lo dejará a 0 euros.Especificaciones del producto: Fabricante PAX Labs. Acero inoxidable, acabado de aluminio anodizado pulido mate  Tiempo de calentamiento de la cámara de calentamiento: 30 segundos  Tiempo de carga 120 minutos  Niveles de temperatura / Control de temperatura.  Varias sesiones de vaporización por carga  Boquilla plana.  2 ańos de garantía del fabricante Cómo se usa. El PAX Mini es parecido al cigarrillo electrónico, pero funciona sin líquido, calentando directamente el material vegetal (flor de CBD) en cámaras de cerámica que soportan altas temperaturas. La Opinión del ProfesorCBD: "Con varias sesiones por carga, 30 segundos de calentado, ajustes de temperatura y 2 ańos de garantía, el PAX Mini es posiblemente la mejor opción del mercado de los vaporizadores portátiles o cigarrillos electrónicos para una producción de vapor óptima. Una oportunidad para tener un vaporizador portátil de hierbas secas prémium a un coste lógico". Para mantener tu vaporizador limpio, puedes frotar las piezas después de cada uso con una toallita con alcohol isopropílico (no el del botiquín), además de usar, por supuesto, los bastoncillos del kit.Beneficios. Nubes de vapor suave que no llaman la atención. Una delicia para los amantes del vapor. Sostenibilidad. Tecnología de combustión limpia, diseńo antifugas, batería de bajo consumo Los fabricantes de vaporizadores se han puesto las pilas para que este formato de uso del CBD sea una opción súper ecológica.</text:p>
          </table:table-cell>
          <table:table-cell office:value-type="string" calcext:value-type="string">
            <text:p>Vapeadores</text:p>
          </table:table-cell>
          <table:table-cell office:value-type="string" calcext:value-type="string">
            <text:p>https://cdn.shopify.com/s/files/1/0743/4357/9926/files/PaxMini.jpg?v=1702643255</text:p>
          </table:table-cell>
        </table:table-row>
        <table:table-row table:style-name="ro1">
          <table:table-cell office:value-type="string" calcext:value-type="string">
            <text:p>Pack Grindin ˇ Flores CBD La Cordobesa y La Generosa</text:p>
          </table:table-cell>
          <table:table-cell office:value-type="string" calcext:value-type="string">
            <text:p>Paquete de8 gramos. Selecciona 2g de tus tres variedades favoritas y recibe 2g de nuestra flor del pueblo: La Generosa. Envíos discretos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os propios de las variedades de flor que elijas para tu Pack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Grindin-packscbd-001.webp?v=1698073432</text:p>
          </table:table-cell>
        </table:table-row>
        <table:table-row table:style-name="ro1">
          <table:table-cell office:value-type="string" calcext:value-type="string">
            <text:p>Pack Grindin Premium ˇ Flores CBD La Cordobesa</text:p>
          </table:table-cell>
          <table:table-cell office:value-type="string" calcext:value-type="string">
            <text:p>Paquete de10 gramos. Selecciona 2 gramos de tus cuatro variedades favoritas y recibe 2g de Moon Rocks de alta calidad. Envíos discretos en paquetes opacos que no desprenden ningún olor. Las flores de CBD La Cordobesa están catalogadas como productos aromáticos. Su venta es totalmente legal y nuestros usuarios las usan en momentos de distensión. Ítem de utilización comercial. No apto para el consumo humano. <text:s/>Beneficios. Los propios de las variedades de flor que elijas para tu Pack Grindin Prémium. 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GrindinPremiumv3.webp?v=1698335987</text:p>
          </table:table-cell>
        </table:table-row>
        <table:table-row table:style-name="ro1">
          <table:table-cell office:value-type="string" calcext:value-type="string">
            <text:p>Pack Mi Primera Vez ˇ 6 gramos de flor de CBD</text:p>
          </table:table-cell>
          <table:table-cell office:value-type="string" calcext:value-type="string">
            <text:p>Tu primer beso, tu primer sueldo Ątu primer pedido en ProfesorCBD! Ha llegado un momento importante en tu vida, y queremos ayudarte. Para debutar en ProfesorCBD, te proponemos este pack de6 gramos de flor de CBD en el que puedes escoger dos gramos de tres variedades que elijas entre todo nuestro catálogo de flores. Además, elijas las que elijas, tendrás los gastos de envío gratis, porque hemos bajado el pedido mínimo de 35 a 20. Lo recibirás entre 24-72 horas, aunque la mayoría de los repartos nunca excede de los dos días. Todas nuestras flores tienen menos del 0,2% de THC. Sin efectos secundarios, sin efectos psicoactivos. Una solución a tus problemas gentileza de la Naturaleza: del campo a tu casa en un click. Envíos discretos en paquetes opacos que no desprenden ningún olor.Las flores de CBD La Cordobesa están catalogadas como productos aromáticos. Su venta es totalmente legal y nuestros usuarios las usan en momentos de distensión. Ítem de utilización comercial. No apto para el consumo humano. Beneficios. żNecesitas ayuda con tu elección? Aquí te especificamos las características esenciales de algunas de las flores, para que elijas con criterio.  La Cordobesa Tradicional. Dulce y con alta concentración de CBD.  La Cordobesa Helada. Cítrica y suave, es una flor rica en CBGA.  La Cordobesa Naranjita. Dulce y suave, es ese momento zen al final del día que sin duda te mereces.  La Cordobesa Legal. Dulce y potente.  La Cordobesa CBG. El otro cannabinoide no psicoactivo más interesante de la planta del cannabis. Arrasa en EE UU. Notas dulces y suaves.  La Cordobesa Limonera. Cítrica y de alto voltaje. Está en el top 3 de nuestros mejores cogollos. Un consejo: no te quedes sin probarla. 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PackMiPrimeraVez.webp?v=1697529713</text:p>
          </table:table-cell>
        </table:table-row>
        <table:table-row table:style-name="ro1">
          <table:table-cell office:value-type="string" calcext:value-type="string">
            <text:p>Pack Vapeadores Desechables - KamikaCBD ˇ 5 Pods</text:p>
          </table:table-cell>
          <table:table-cell office:value-type="string" calcext:value-type="string">
            <text:p>El Pack de Vapeadores Desechables de KamikaCBD es perfecto para quienes quieren iniciarse en el mundo del CBD y, especialmente, del vapeo. Cada pod o vapeador contiene hasta 600 caladas. Elige entre 5 sabores diferentes: amplia variedad. Los pods vienen listos para utilizar, con la batería incorporada (no necesitan carga de batería ni ningún tipo de líquido de relleno). Su diseńo compacto convierte a este pack en un complemento ideal para llevar siempre contigo. 0% THC. Para una experiencia de vapeo de primera clase. El vaper desechable también recibe el nombre de cigarrillo electrónico. Vaper sin nicotina: una gran alternativa al cigarrillo tradicional.Dimensiones del vaper desechable: 105mmx16mmBatería: 400 mAhCapacidad: 2 mlTHC: 0%Niveles de nicotina: 0%Variedad de sabores: Berry Ice, Gorilla Glue, Red Berries, Marshmallow y Mango. Si te gustan los sabores clásicos, te recomendamos Berry Ice Gorilla Glue y Red Berries. Si prefieres los sabores dulces, te recomendamos Marshmallow y Mango. Los encontrarás todos en nuestra tienda online.Cómo se usa el vapeador desechable. Abre, usa, disfruta, tira y repite, Más sencillo, imposible. El vaper perfecto para amantes de la simplicidad.Beneficios del vaper electrónico de KamikaCBD. La gran ventaja de este vape desechable es la comodidad. Los pods desechables de CBD de KamikaCBD caben perfectamente en un bolsillo. Son ligeros y portátiles. Además, vienen con la batería cargada, que aguantará toda la vida útil del vaporizador sin necesidad de recargarla, a diferencia de otros dispositivos de vapeo más complicados de usar. Una vez agotado, no tienes que aprender a recambiar ningún líquido: los vapers desechables se tiran a la basura. La opción perfecta de quienes no quieren complicarse la vida. Entre los mejores precios del mercado. Con este pack, puedes probar su gama de sabores completa. Alta calidad, vapeo excepcional. Entre los mejores modelos de vaper del mercado.Es importante tener en cuenta que los efectos del CBD pueden variar según la persona y la dosis utilizada. Además, su efectividad está condicionada por la elección de un dispositivo de vapeo de alta calidad. Elige siempre una tienda de vapeo de prestigio y asegúrate de que el CBD de tu líquido de vapeo ha sido cultivado con semillas certificadas por la UE y con sello orgánico (libre de sustancias tóxicas y productos químicos). Producto no apto para mujeres embarazadas. Si tienes cualquier duda sobre las características del vaper, puedes contactar con nuestro servicio de atención al cliente escribiendo a hello@profesorcbd.com.Ingredientes.CBD, propilenglicol, glicerina vegetal y aroma. Los habituales de los cigarrillos electrónicos de alta calidad.Sostenibilidad. Tecnología de combustión limpia, diseńo antifugas, batería de bajo consumo Los fabricantes de pods desechables de CBD se han puesto las pilas para que este formato sea la opción más ecológica a pesar de ser de un solo uso. ĄY lo han conseguido! ProfesorCBD aplica todas estas optimizaciones en sus vapes desechables.</text:p>
          </table:table-cell>
          <table:table-cell office:value-type="string" calcext:value-type="string">
            <text:p>Vapeadores</text:p>
          </table:table-cell>
          <table:table-cell office:value-type="string" calcext:value-type="string">
            <text:p>https://cdn.shopify.com/s/files/1/0743/4357/9926/files/PodDesechableKamikaCBDMarshmallow-eliquidcbd-001_1feb776a-9cd7-4541-915d-376cffbb7269.webp?v=1698224304</text:p>
          </table:table-cell>
        </table:table-row>
        <table:table-row table:style-name="ro1">
          <table:table-cell office:value-type="string" calcext:value-type="string">
            <text:p>Cogollo de Flor Aromática de CBD al 7% ˇ La Cordobesa Navideńa</text:p>
          </table:table-cell>
          <table:table-cell office:value-type="string" calcext:value-type="string">
            <text:p>La Flor de CBD La CordobesaŽ Navideńa es una flor aromática de cáńamo industrial rica en CBD (7%) y con menos de 0,2% de THC. Genética California Haze, una de las más antiguas y respetadas entre los cultivadores de cáńamo industrial. Aroma suave con notas de fresa y melocotón. Nos recuerda a la Navidad por su carácter embriagador y dulce, también por sus reflejos rojizos: el color por antonomasia de la Navidad. Envío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Flor de CBD La CordobesaŽ Navideńa es una flor de CBD de cáńamo industrial con un alto porcentaje de CBD (7%). Te gustará el aroma de esta flor si te gustan los turrones, los mazapanes y todo lo que nos endulza la vida. Su cogollo es compacto y resinoso, con reflejos púrpuras y rojos.Sostenibilidad. Cultivada en Sevilla, la Flor de CBD La CordobesaŽ Navideńa procede de un cultivo orgánico y ecológico con certificados BIO por la UE, por lo que su huella de carbono es mínima. Este cogollo CBD proviene de una semilla, certificada por la UE. Cultivada sin pesticidas ni herbicidas.</text:p>
          </table:table-cell>
          <table:table-cell office:value-type="string" calcext:value-type="string">
            <text:p>Flores de CBD</text:p>
          </table:table-cell>
          <table:table-cell office:value-type="string" calcext:value-type="string">
            <text:p>https://cdn.shopify.com/s/files/1/0743/4357/9926/files/Navidena-FlorCBD.jpg?v=1699877816</text:p>
          </table:table-cell>
        </table:table-row>
        <table:table-row table:style-name="ro1">
          <table:table-cell office:value-type="string" calcext:value-type="string">
            <text:p>Pack de bienvenida: 5g de flor La Cordobesa - Genética California Haze</text:p>
          </table:table-cell>
          <table:table-cell office:value-type="string" calcext:value-type="string">
            <text:p>Consigue gratis tu pack de 5g de flor La Cordobesa con el cupón de bienvenida que te hemos enviado al suscribirte a la newsletter. Recuerda que tu compra ha de ser superior a 50 para que el cupón funcione. Este mes, tu pack de bienvenida de 5g será de La Cordobesa Navideńa, una genética California Haze, con aroma dulce y cítrico. Sin embargo, iremos cambiando la variedad periódicamente.La Cordobesa Navideńa tiene un porcentaje menor del 0,2% de THC. Semillas certificadas por la Unión Europea.</text:p>
          </table:table-cell>
          <table:table-cell/>
          <table:table-cell office:value-type="string" calcext:value-type="string">
            <text:p>https://cdn.shopify.com/s/files/1/0743/4357/9926/files/LaCordobesaNavidenaSobre_d9c2182e-3dc2-4ce0-ba1b-206b0b054526.jpg?v=1704879034</text:p>
          </table:table-cell>
        </table:table-row>
        <table:table-row table:style-name="ro1">
          <table:table-cell office:value-type="string" calcext:value-type="string">
            <text:p>Aceite CBD Premium hakunaOil al 10% Full Spectrum con base MCT</text:p>
          </table:table-cell>
          <table:table-cell office:value-type="string" calcext:value-type="string">
            <text:p>El aceite de CBD hakuna oil al 10%es un aceite con 1.000mg de CBD (10%) de espectro completo o full spectrum. Esto significa que, además del cannabidiol, contiene otros cannabinoides:CBN, CBDA, CBG, CBCy terpenos. La presencia de todos elloscrea el efecto séquito,que puede potenciar los beneficios delaceite de CBD. Tarro de 10ml: 320 gotas aprox.Menos de 0,2% de THC. Es decir, no provoca adicción ni tiene ningún efecto psicoactivo. Sin efectos secundarios. Además de terpenos y cannabinoides, contiene una base de aceite MCT C8 (triglicéridos de cadena media) proveniente del coco, de aceite de oliva y de aceite de cáńamo. Este aceite de CBD ha de almacenarse en un lugar oscuro y fresco. No recomendado para mujeres embarazadas o lactantes. Mantener fuera del alcance de los nińos.Beneficios. Cada bote de nuestro aceite CBD nace del encomiable esfuerzo de agricultores, formuladores y otros conocedores del mundo natural cuya misión es condensar en una simple sustancia líquida los pilares más esenciales del bienestar. Este aceite es para ti si buscas la opción preferida de la mayoría de nuestros clientes. Aceite de CBD vegano, sin lactosa, sin gluten y sin conservantes.Ingredientes. Caprylic/Capric Triglyceride, CBD, aceite de cáńamo, aceite de oliva y aceite MCT.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FullSpectrum10_CBD10ml-aceitecbd-001.webp?v=1699961115</text:p>
          </table:table-cell>
        </table:table-row>
        <table:table-row table:style-name="ro1">
          <table:table-cell office:value-type="string" calcext:value-type="string">
            <text:p>Muestra de Aceite CBD Premium hakuna oil al 10% Aislado Aroma a Menta con base MCT</text:p>
          </table:table-cell>
          <table:table-cell office:value-type="string" calcext:value-type="string">
            <text:p>Muestra de 1ml de nuestro Aceite CBD hakunaOil al 10% Aislado Aroma a Menta con base MCT. Pruébalo gratis y descubre cómo nuestro aceite está ayudando a tantas personas. Contiene 30 gotas de aceite, que da para 5 días de uso: lo suficiente para notar los efectos del CBD. Además, te llegará con un regalito de nuestra parte: un cupón de descuento para tu próxima compra.Sólo se puede pedir una muestra de aceite de CBD hakunaOil por persona.El aceite de CBD hakunaOil al 10% Aroma a Menta es un aceite aislado con 1000mg (10%) de CBD. Esto significa que sólo contiene CBD en su base oleosa: ni terpenos ni otros cannabinoides ni rastros mínimos de THC. Es decir, aunque el resto de los aceites Full Spectrum contienen siempre menos del 0,2% de THC (ni provocan adicción ni son psicoactivos), este garantiza su ausencia absoluta. Aroma a menta, como todas esas cosas que evocan la limpieza y la frescura.Nuestro aceite aislado Aroma a Menta 0% THC está formulado sobre una base de MCT o aceite de coco. Esta base mejora el aprovechamiento del CBD por parte de los receptores del cuerpo humano, al contener niveles de grasa saturada cercanos al 80%. Debido a esto, es nuestra preferida para el formato oleoso del CBD. El aceite de CBD aislado hakunaOil al 10% con Aroma a Menta es un producto natural y, por lo tanto, los valores porcentuales están sujetos a fluctuaciones.Este aceite de CBD ha de almacenarse en un lugar oscuro y fresco. Agitar antes de usar. No recomendado para mujeres embarazadas o lactantes. Mantener fuera del alcance de los nińos</text:p>
          </table:table-cell>
          <table:table-cell office:value-type="string" calcext:value-type="string">
            <text:p>Aceites de CBD</text:p>
          </table:table-cell>
          <table:table-cell office:value-type="string" calcext:value-type="string">
            <text:p>https://cdn.shopify.com/s/files/1/0743/4357/9926/files/MuestradeAceitedeMenta.webp?v=1697529390</text:p>
          </table:table-cell>
        </table:table-row>
        <table:table-row table:style-name="ro1">
          <table:table-cell office:value-type="string" calcext:value-type="string">
            <text:p>Gel Efecto Qué Frescor con CBD - hakuLab CBD Athletics</text:p>
          </table:table-cell>
          <table:table-cell office:value-type="string" calcext:value-type="string">
            <text:p>El Gel Efecto Qué Frescor con CBD de hakuLab Athletics hidrata y tonifica músculos y articulaciones cuando no puedes ni con tu alma. La vía tópica del CBD garantiza su acción inmediata y localizada, por lo que es el producto preferido de quienes se sienten agotados al final de la jornada, hayan practicado o no deporte. Más del 90% de ingredientes naturales. La concentración de CBD más alta del mercado. El Gel Efecto Qué Frescor con CBD de hakuLab Athletics está disponible en dos formatos: tubo de 200ml y 1.600mg de CBD y roll-on de 75 ml y 1.300mg de CBD. Este último es ideal para llevar siempre contigo. Se recomienda guardar en un lugar fresco y seco, así como mantener fuera del alcance de los nińos. Su uso es tópico. evita el contacto con las mucosas y heridas. En caso de estar embarazada (Ąenhorabuena!), consúltalo con tu médico. Cómo se usa. Aplica el Gel Efecto Qué Frescor con CBD sobre la zona deseada y masajea suavemente hasta la completa absorción. Beneficios. Nunca un bálsamo reparador ahorró tantos gintonics, que es nuestra forma de decir que hay rituales más amables con tu cuerpo capaces de poner fin a la pesadez y el cansancio. El uso tópico del CBD garantiza la acción inmediata. Es ultrahidratante. Ingredientes. Aqua, alcohol denat., cannabidiol, menthol, Ammonium Polyacryloyldimethyl Taurate, cannabis sativa seed oil, sodium benzoate, potassium sorbate, CI 19140, CI 16185, CI 42051. Sostenibilidad. Ingredientes de origen sostenible, fabricado íntegramente en Espańa, envases ecológicos.</text:p>
          </table:table-cell>
          <table:table-cell office:value-type="string" calcext:value-type="string">
            <text:p>Cremas y Cosmética</text:p>
          </table:table-cell>
          <table:table-cell office:value-type="string" calcext:value-type="string">
            <text:p>https://cdn.shopify.com/s/files/1/0743/4357/9926/files/Gelefectofrio200ml-cosmeticacbd-001.webp?v=1698336370</text:p>
          </table:table-cell>
        </table:table-row>
        <table:table-row table:style-name="ro1">
          <table:table-cell office:value-type="string" calcext:value-type="string">
            <text:p>Gel Efecto Calor Ganador con CBD - hakuLab CBD Athletics</text:p>
          </table:table-cell>
          <table:table-cell office:value-type="string" calcext:value-type="string">
            <text:p>El Gel Efecto Calor Ganador con CBD de hakuLab Athletics calienta músculos y articulaciones antes de meterte en los leggins. La vía tópica del CBD garantiza su acción inmediata y localizada, por lo que es el producto preferido de deportistas profesionales o amateur. Más del 90% de ingredientes naturales. La concentración de CBD más alta del mercado. El Gel Efecto Calor Ganador con CBD de hakuLab Athletics está disponible en dos formatos: tubo de 200ml y 1.600mg de CBD y roll-on de 75 ml y 1.300mg de CBD. Este último es ideal para llevar siempre contigo en la bolsa del gimnasio. Se recomienda guardar en un lugar fresco y seco, así como mantener fuera del alcance de los nińos. Su uso es tópico. evita el contacto con las mucosas y heridas. En caso de estar embarazada (Ąenhorabuena!), consúltalo con tu médico. Cómo se usa. Aplica el Gel Efecto Calor Ganador con CBD sobre la zona que vayas a trabajar y masajea suavemente hasta la completa absorción. Además de para antes del entrenamiento, es perfecto para un masaje intenso en cualquier momento del día, como si fuera un aceite de masaje. Beneficios. Se pueden resumir en una frase: La próxima pachanga la ganas tú. Es ideal para activar a deportistas de élite o recién iniciados. Deportistas emergentes como el bailarín de break dance Grazy, la rider de MTB Gemma Corbera o el campeón de Espańa de snow Josito Aragón cuentan con el Gel Efecto Calor Ganador con CBD hakuLab Athletics entre su rutina de entrenamiento. Es ultrahidratante. Ingredientes. Aqua, prunus amygdalus dulcis oil, camphor, cannabis sativa seed oil, cannabidiol, Ammonium Polyacryloyldimethyl Taurate, menthol, sodium benzoate, potassium sorbate, propanediol, Vanillyl Butyl Ether Sostenibilidad. Ingredientes de origen sostenible, fabricado íntegramente en Espańa, envases ecológicos.</text:p>
          </table:table-cell>
          <table:table-cell office:value-type="string" calcext:value-type="string">
            <text:p>Cremas y Cosmética</text:p>
          </table:table-cell>
          <table:table-cell office:value-type="string" calcext:value-type="string">
            <text:p>https://cdn.shopify.com/s/files/1/0743/4357/9926/files/Gelefectocalor200ml-cosmeticacbd-001.webp?v=1698336525</text:p>
          </table:table-cell>
        </table:table-row>
        <table:table-row table:style-name="ro1">
          <table:table-cell office:value-type="string" calcext:value-type="string">
            <text:p>Lubricante Potenciador de Sensaciones con CBD ˇ Lubets</text:p>
          </table:table-cell>
          <table:table-cell office:value-type="string" calcext:value-type="string">
            <text:p>Relajo por fuera, caliento por dentro. Parezco una adivinanza, pero en realidad, lo que te no costará, será adivinar cómo acabarán tus encuentros: relax en pepitoria. Potenciador de sensaciones CBD ecológico enriquecido con aceite y extracto de cannabis, aloe vera, mentol y cannabidiol. No hay mejor match que unir dos universos de placer extremo. Será tu mayor vicio conocido. Al previsible efecto flow, súmale su superpoder para superponerte gracias a una base acuosa e ingredientes naturales. Ideal para usar con preservativos y/o juguetitos. Textura gel, tacto sedoso. Aroma herbal. Dermatológicamente probado y sin riesgo de contacto oral. Gluten free y sugar free. Cómo se usa. Aplicar directamente en los genitales o en la mano. Puedes empezar masajeando los genitales para extenderlo bien. Aplica la cantidad que consideres oportuna. Beneficios. Este gel de placer facilita las relaciones íntimas al proporcionar la lubricación necesaria en los genitales. Aumenta el nivel de placer. Sus beneficios repercuten en encuentros íntimos mucho más satisfactorios, con orgasmos más intensos y duraderos en las relaciones sexuales. Los usuarios de lubricantes de CBD afirman que este superingrediente agudiza sus sentidos, brindando una experiencia única. Ideal para penetración anal. Ingredientes. Aloe barbadensis Leaf Juice, Glycerin, Aqua, Cannabis Sativa Leaf Extract, Menthol, Cannabis Sativa Seed Oil, Cannabidiol, Xanthan Gum, Sodium Hyaluronate, Phytic Acid, Benzyl Alcohol, Potassium Sorbate, Sodium Benzoate, Parfum, Benzyl Salicylate, Citronellol, Linalool, Geraniol, Limonene, Benzyl Benzoate. Sostenibilidad. Certificado ecológico, vegano y natural. Fabricado en Espańa. 89% de ingredientes de origen natural. 86% de ingredientes ecológicos. 91% de ingredientes provenientes de la Unión Europea. Materiales 100% reciclables.</text:p>
          </table:table-cell>
          <table:table-cell office:value-type="string" calcext:value-type="string">
            <text:p>Geles de Placer</text:p>
          </table:table-cell>
          <table:table-cell office:value-type="string" calcext:value-type="string">
            <text:p>https://cdn.shopify.com/s/files/1/0743/4357/9926/files/LubricantePotenciadorLubets-lubricante-001.webp?v=1698225942</text:p>
          </table:table-cell>
        </table:table-row>
        <table:table-row table:style-name="ro1">
          <table:table-cell office:value-type="string" calcext:value-type="string">
            <text:p>Gominolas de Cáńamo sabor Fresa | La Cordobesa | Cáńamo Cultivo Ecológico y 99% Vegano</text:p>
          </table:table-cell>
          <table:table-cell office:value-type="string" calcext:value-type="string">
            <text:p>Bolsa de 50 gramos de gominolas de cáńamo. Contiene 19 ositos, aproximadamente. Viaja a los ańos en los que ni el calor ni la inflación te importaban con CBD Gummies o Gominolas de Cáńamo. Estos ositos con sabor a fresa La Cordobesa, elaborados de forma natural con aceite orgánico de cáńamo industrial (sin productos químicos) y pectina, son las golosinas para adultos que estabas esperando. Deliciosos, refrescantes y saciantes. Los ositos de goma también son aptos para nińos mayores de 3 ańos. No se recomiendan a bebés ni a personas diabéticas. Alta calidad. Sin efectos secundarios. A pesar de que se conocen como CBD Gummies o Gominolas CBD, las gominolas de cáńamo son productos comestibles que no contienen CBD ni THC. Las gominolas de cáńamo están elaboradas con aceite de semillas de cáńamo, proveniente de la planta de cáńamo, por lo que contienen los ácidos esenciales, vitaminas y minerales del aceite de cáńamo. Con el inconfundible sabor del cáńamo, la variedad no psicoactiva de la planta de cannabis. La ausencia de THC lo convierte en un producto para todos los públicos. Es su principal diferencia con las gominolas de marihuana. También pueden llamarse gominolas de cannabis. Sabor afrutado, dulce y agradable. Cómo se usa. Abrir, comer, chuparse los dedos y volver a empezar. Estas gomitas sin gluten tienen una vida útil de dos ańos. Para su correcta conservación, mantén en lugar seco a una temperatura de entre 15 y 25şC. Mantener alejado de la luz solar y protegido de olores fuertes. Beneficios. Las gominolas de cáńamo son una oportunidad perfecta (y muy dulce) para introducirse en el mundo del aceite de cáńamo, un ingrediente que vive un idilio con la industria del bienestar desde hace un tiempo. Pueden consumirse a diario. Pese a sus beneficios, el objetivo principal de estas gominolas, como sucede con todo lo relacionado con La Cordobesa, es procurarte placer. Sólo tienes que echar un ojo a su lista de ingredientes. Con gelatina, azúcar y un 4% de pulpa de frutas, brindan una experiencia sensorial muy agradable. Además de a fresa, presentan un delicioso sabor a aceite de cáńamo de calidad. Sabor natural. Atención, plantas de cáńamo-lovers: las notas que aporta el aceite son simplemente sublimes. Ingredientes. Azúcar, jarabe de glucosa, agua, gelatina, pulpa de fruta (4%), gelificante, aroma a fresa, aceite de cáńamo y colorante E-120. Vegano al 99%. El único ingrediente no vegano que contiene es el colorante E-120, que se encuentra en una cantidad mínima, de ahí que sea el último ingrediente de la lista. Sostenibilidad. El aceite de cáńamo de estas gominolas proviene de cultivos ecológicos de cáńamo del campo espańol.</text:p>
          </table:table-cell>
          <table:table-cell/>
          <table:table-cell office:value-type="string" calcext:value-type="string">
            <text:p>https://cdn.shopify.com/s/files/1/0743/4357/9926/files/GominolasdeCanamoLaCordobesa-otros-001.webp?v=1697529342</text:p>
          </table:table-cell>
        </table:table-row>
        <table:table-row table:style-name="ro1">
          <table:table-cell office:value-type="string" calcext:value-type="string">
            <text:p>Tarjeta de Regalo | ProfesorCBD</text:p>
          </table:table-cell>
          <table:table-cell office:value-type="string" calcext:value-type="string">
            <text:p>Quería regalarte tantas cosas que te regalé CBD.Haz llegar esta tarjeta de regalo de ProfesorCBD a tus seres queridos. Se la enviaremos por e-mail de tu parte a la persona que nos indiques, con el valor económico que elijas para gastar en nuestra tienda. Compra ahora y una persona de nuestro equipo se pondrá en contacto contigo, para pedirte los datos de su destinatario y la posibilidad de incluir un mensaje personalizado. Le enviaremos también una pequeńa guía que le ayudará a elegir el producto de CBD que mejor se adapta a sus necesidades.</text:p>
          </table:table-cell>
          <table:table-cell/>
          <table:table-cell office:value-type="string" calcext:value-type="string">
            <text:p>https://cdn.shopify.com/s/files/1/0743/4357/9926/files/TarjetaRegalo-Otro-001.webp?v=1698224031</text:p>
          </table:table-cell>
        </table:table-row>
        <table:table-row table:style-name="ro1">
          <table:table-cell office:value-type="string" calcext:value-type="string">
            <text:p>Pack Te lo Debo Todo</text:p>
          </table:table-cell>
          <table:table-cell office:value-type="string" calcext:value-type="string">
            <text:p>Por el Día de la Madre, lanzamos el Pack Te lo Debo Todo, con dos de nuestros mejores productos de CBD. Dedicado a esas mujeres que hacen que todo parezca fácil (cuando bien sabemos que no es así). Agradéceselo con este regalo. Incluye: Aceite hakunaOil Buenas Nochezzz 5% CBD y Crema Facial para Piel Madura con 800 mg de CBD, Ácido Hialurónico y Manteca de Karité hakuLab CBD Cosmetics. Al comprarlos en un pack, te ahorras más de un 40%. Beneficios. Cuando le hagas entrega del regalo a tu madre, te recomendamos comentarle los beneficios de esta sustancia para vencer cualquier posible prejuicio sobre el origen del CBD: aporta una gran dosis de equilibrio. Nuestro cannabidiol proviene de cáńamo industrial, por lo que una de las primeras cosas que deberías aclararle es que no tiene nada que ver con la marihuana. Todos nuestros cultivos son orgánicos y con semillas certificadas por la UE. Nuestros productos de CBD son totalmente legales. Ingredientes.Aceite hakunaOil Buenas Nochezzz 5% CBD: Aceite de semilla de cannabis sativa, Caprylic/Capric Triglyceride, aceite de oliva, GABA, extracto de cannabis sativa y CBD.Crema Facial para Piel Madura hakuLab CBD Cosmetics: Aqua, glyceryl stearate, cetyl alcohol, caprylic/capric triglyceride, isoamyl laurate, prunus amygdalus duclis oil, glyceryn, cannabidiol, butyrospermum parkii butter, cannabis sativa seed oil, Ammonium Polyacryloyldimethyl Taurate, sodium ascorbyl phosphate, pantenol, sodium hialuronate, ferulic acid, kojic acid dipalmitate, tocopheryl acetate, B.H.T., uva ursis extract, Malpighia Glabra fruit extract, púnica granatum extract, morus alba extract, GLYCYRRHIZA GLABRA ROOT EXTRACT, disodium EDTA, sodium benzotae, potassium sorbate, propanediol, parfum, limonene, citra.Sostenibilidad. Ingredientes de origen natural, fabricado en Espańa, envases ecológicos.</text:p>
          </table:table-cell>
          <table:table-cell office:value-type="string" calcext:value-type="string">
            <text:p>Cremas y Cosmética</text:p>
          </table:table-cell>
          <table:table-cell office:value-type="string" calcext:value-type="string">
            <text:p>https://cdn.shopify.com/s/files/1/0743/4357/9926/files/Packdiadelamadre.webp?v=1697529494</text:p>
          </table:table-cell>
        </table:table-row>
        <table:table-row table:style-name="ro1">
          <table:table-cell office:value-type="string" calcext:value-type="string">
            <text:p>Moonrocks con 56,78% CBD | La Cordobesa Espacial</text:p>
          </table:table-cell>
          <table:table-cell office:value-type="string" calcext:value-type="string">
            <text:p>Los Moonrocks de CBD son cogollos de CBD, cubiertos de aceite de CBD y rebozados en resina de CBD. El proceso de preparado es totalmente artesanal. Su alto porcentaje en CBD, de un 57%, los convierte en un formato muy potente para disfrutar de los efectos del cannabidiol. Su nivel de THC es inferior al 0,2%. Envío discreto en paquetes opacos que no desprenden ningún olor.Las resinas de CBD La Cordobesa están catalogadas como productos aromáticos. Su venta es totalmente legal y nuestros usuarios las usan en momentos de distensión. Ítem de utilización comercial. No apto para el consumo humano. <text:s/>Beneficios. También llamadas perlas de CBD, los Moonrocks son un formato súper potente para disfrutar de los efectos del cannabidiol, ya que contiene un porcentaje de CBD inusualmente alto. Su color marrón corresponde al color natural de la resina. Sostenibilidad. Procedente del cáńamo industrial cultivado con semillas certificadas por la UE (Fedora 17) en el sur de Espańa. Producto orgánico.</text:p>
          </table:table-cell>
          <table:table-cell office:value-type="string" calcext:value-type="string">
            <text:p>Flores de CBD</text:p>
          </table:table-cell>
          <table:table-cell office:value-type="string" calcext:value-type="string">
            <text:p>https://cdn.shopify.com/s/files/1/0743/4357/9926/files/MoonRocksLaCordobesaEspacial-florcbd-001.webp?v=1697609159</text:p>
          </table:table-cell>
        </table:table-row>
        <table:table-row table:style-name="ro1">
          <table:table-cell office:value-type="string" calcext:value-type="string">
            <text:p>Charas OG Kush de Cáńamo con 14,72% de CBD ˇ La Cordobesa hash ˇ</text:p>
          </table:table-cell>
          <table:table-cell office:value-type="string" calcext:value-type="string">
            <text:p>De todas las variedades de hachís, el Charas OG Kush es, sin duda, el más artesanal. Un charas CBD confeccionado a mano, de plantas vivas y cuidadosamente seleccionadas. Solo se admiten cogollos extraordinariamente lustrosos. Tiene un porcentaje de CBD más elevado que el resto de las resinas de su familia: 14,72%. A más concentración de cannabidiol, mayor efecto de la sustancia. De las mejores variedades que conocemos. Un hachís tradicional con altas concentraciones de CBD. Semilla Futura 75 certificada por la UE. Alta calidad. Los paquetes son opacos y no desprenden ningún olor.El Charas de CBD La Cordobesa está catalogado como producto aromático. Su venta es totalmente legal y nuestros usuarios lo usan en momentos de distensión. Ítem de utilización comercial. No apto para el consumo humano.Beneficios. Tiene un color marrón oscuro, con reflejos de color ámbar. Notas frutales, con matices de tierra y menta. Te gustará el aroma de esta resina si te gustan los mercados de especias y las notas olfativas que estimulan la imaginación para recrear aventuras. Un producto ideal para las mentes más inquietas.Sostenibilidad. Todos nuestros chara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CharasLaCordobesaOGKush-florcbd-001.webp?v=1697528072</text:p>
          </table:table-cell>
        </table:table-row>
        <table:table-row table:style-name="ro1">
          <table:table-cell office:value-type="string" calcext:value-type="string">
            <text:p>KamikaCBD eliquid ˇ Sabor Cannabis ˇ al 5% (500mg) CBD</text:p>
          </table:table-cell>
          <table:table-cell office:value-type="string" calcext:value-type="string">
            <text:p>El e-liquid de KamikaCBD Sabor Cannabis, con 5% de CBD, es un líquido para cigarrillos electrónicos con altos niveles de concentración de CBD, Este líquido para cigarrillo/vapeador/vapeo no contiene nicotina ni THC. El Samurái dice: El sabor Cannabis es genial, sobre todo porque es legal.Formato 10ml  500mg. 1ml = ~31 gotasImportante.Los eliquids de relleno de KamikaCBD tienen un precio súper reducido porque cumplieron en enero de 2024 su fecha deconsumopreferente. Esto implica que puedan ver ligeramente mermadas sus cualidades organolépticas, pero pueden usarsede modo totalmente seguro. Los eliquids no caducan.Cómo se usa. Este producto debe ser usado con un cigarrillo electrónico o vapeador. El líquido se calentará y se convertirá en aerosol. Compatible con todos los cigarrillos electrónicos. Consejo del ProfesorCBD: Por favor, no seamos burros y no hagamos experimentos. No recomendado para mujeres embarazadas o lactantes. Mantener fuera del alcance de los nińos.Beneficios. Acción inmediata, disfrute sensorial, experiencia placentera. Además, en Espańa está permitido vapear sin nicotina en todos los espacios públicos, por lo que los eliquids de CBD son un formato muy cómodo para quienes buscan no llamar la atención en su uso del cannabidiol.Ingredientes. Propilenglicol, glicerina vegetal y CBD. Máxima pureza.Sostenibilidad. El cáńamo industrial del que proceden CBD y terpenos naturales está cultivado de manera orgánica y tiene la certificación europea. Todos nuestros cultivos pasan por exhaustivos controles de calidad. Cáńamo orgánico. Cáńamo sin efectos secundarios.</text:p>
          </table:table-cell>
          <table:table-cell office:value-type="string" calcext:value-type="string">
            <text:p>eLiquids</text:p>
          </table:table-cell>
          <table:table-cell office:value-type="string" calcext:value-type="string">
            <text:p>https://cdn.shopify.com/s/files/1/0743/4357/9926/files/EiquidKamikaCBDCannabis-eliquidscbd-001.webp?v=1698074767</text:p>
          </table:table-cell>
        </table:table-row>
        <table:table-row table:style-name="ro1">
          <table:table-cell office:value-type="string" calcext:value-type="string">
            <text:p>Icerocks con 85,77% de CBD | La Cordobesa Espacial</text:p>
          </table:table-cell>
          <table:table-cell office:value-type="string" calcext:value-type="string">
            <text:p>"Los Icerocks de CBD son flores de CBD, cubiertas con aceite de CBD, a los que se ańade cristal aislado de CBD. La cubierta de cristal es una forma pura de cannabidiol (CBD aislado) muy valorada. No es de extrańar, porque gracias al cristal, el Icerock CBD alcanza un nivel de concentración impresionante de CBD: del 85,77%. Su nivel de THC es inferior al 0.2%. Perlas de CBD o el caviar del cannabis: el modo en que es habitual referirse a este producto de ProfesorCBD está a la altura de su leyenda. Nuestra joya de la corona un caramelo de los que no pican los dientes. Aroma único. Se envía en paquetes opacos y discretos que no desprenden ningún olor.Las resinas de CBD La Cordobesa están catalogadas como productos aromáticos. Su venta es totalmente legal y nuestros usuarios las usan en momentos de distensión. Ítem de utilización comercial. No apto para el consumo humano. Beneficios. El Icerock es nuestro producto con mayor porcentaje de CBD, por lo que brinda una experiencia muy potente. Sostenibilidad. Procedente del cáńamo industrial cultivado con semillas certificadas por la UE (Fedora 17) en el sur de Espańa. Producto orgánico."</text:p>
          </table:table-cell>
          <table:table-cell office:value-type="string" calcext:value-type="string">
            <text:p>Flores de CBD</text:p>
          </table:table-cell>
          <table:table-cell office:value-type="string" calcext:value-type="string">
            <text:p>https://cdn.shopify.com/s/files/1/0743/4357/9926/files/IceRocksLaCordobesaEspacial-florcbd-001_fa183a41-88f9-423a-ba30-8ca0ace9a84d.webp?v=1697609056</text:p>
          </table:table-cell>
        </table:table-row>
        <table:table-row table:style-name="ro1">
          <table:table-cell office:value-type="string" calcext:value-type="string">
            <text:p>Crema Facial para Piel Joven con CBD, Niacinamida, Extracto de Lúpulo y Aloe Vera - hakuLab CBD Cosmetics</text:p>
          </table:table-cell>
          <table:table-cell office:value-type="string" calcext:value-type="string">
            <text:p>La Crema Facial para Piel Joven con CBD, Niacinamida, Extracto de Lúpulo y Aloe Vera es un tratamiento unisex que cubre las necesidades diarias de las pieles más jóvenes. O, como a nosotros nos gusta llamarlas, las pieles debutantes en paellas al sol y noches de fiesta. Más del 90% de sus ingredientes son de origen natural. Absorción ultrarápida. Especialmente indicada para pieles sensibles. Loción 100% compatible con la base de maquillaje. Contiene la mayor concentración de CBD del mercado. Di adiós a los filtros de Instagram. Cantidad: 50ml  CBD 800mg Cómo se usa. Aplicar la crema facial con CBD cada mańana sobre la cara lavada, realizando un suave masaje hasta su completa absorción. Aplicar antes de la protección solar. Beneficios. Propiedades hidratantes y acción antiacné. Efecto buena cara: nadie notará que ayer saliste. Ingredientes. Aqua, glyceryl stearate, Ammonium Polyacryloyldimethyl Taurate, cetyl alcohol, propylene glycol, nicotinamide, salicylic acid, zinc oxide, titanium dioxide, sulfur, Humulus lupulus extract, cannabidiol, Arctium Lappa extract, aloe barbadensis leaf extract, hamamelis virginiana extract, lactic acid, cannabis sativa seed oil, parfum, sodium benzoate, potassium sorbate, propanediol. Sostenibilidad. Ingredientes de origen sostenible, fabricado en Espańa, envases ecológicos.</text:p>
          </table:table-cell>
          <table:table-cell office:value-type="string" calcext:value-type="string">
            <text:p>Cremas y Cosmética</text:p>
          </table:table-cell>
          <table:table-cell office:value-type="string" calcext:value-type="string">
            <text:p>https://cdn.shopify.com/s/files/1/0743/4357/9926/files/CremaFacialPielJoven-cosmeticacbd-001.webp?v=1697527503</text:p>
          </table:table-cell>
        </table:table-row>
        <table:table-row table:style-name="ro1">
          <table:table-cell office:value-type="string" calcext:value-type="string">
            <text:p>Camiseta La Cordobesa by Ángel Torén | ProfesorCBD</text:p>
          </table:table-cell>
          <table:table-cell office:value-type="string" calcext:value-type="string">
            <text:p>El artista urbano Ángel Torén, cuyos hipnóticos murales se exponen por medio mundo, ha creado esta camiseta de La Cordobesa para ProfesorCBD. Con sus típicas formas onduladas, el creador murciano ha querido transmitir el buen rollo que le sugieren nuestras flores, usando los colores de marca de sus variedades favoritas: la Naranjita, la Candy Kush o la Amnesia Haze, entre ellas. Amplia variedad de tallas. Hombre: S, M, L, XL y 2XL. Mujer: S, M y L. 100% algodón, 0% insustancial. Gramaje premium. Recomendamos un primer lavado en frío.</text:p>
          </table:table-cell>
          <table:table-cell/>
          <table:table-cell office:value-type="string" calcext:value-type="string">
            <text:p>https://cdn.shopify.com/s/files/1/0743/4357/9926/files/CamisetaAngelToren_11zon.webp?v=1697529263</text:p>
          </table:table-cell>
        </table:table-row>
        <table:table-row table:style-name="ro1">
          <table:table-cell office:value-type="string" calcext:value-type="string">
            <text:p>Camiseta 'Era un Secreto a Voces' | ProfesorCBD</text:p>
          </table:table-cell>
          <table:table-cell office:value-type="string" calcext:value-type="string">
            <text:p>żY si no eran espinacas? Esta fantasía de camiseta de ProfesorCBD y La Cordobesa es nuestro homenaje a las historietas que nos marcaron en la infancia. Amplia variedad de tallas. Hombre: S, M, L, XL y 2XL. Mujer: S, M y L. 100% algodón, 0% insustancial. Gramaje premium. Recomendamos un primer lavado en frío.</text:p>
          </table:table-cell>
          <table:table-cell/>
          <table:table-cell office:value-type="string" calcext:value-type="string">
            <text:p>https://cdn.shopify.com/s/files/1/0743/4357/9926/files/CamisetaEraunSecretoaVoces-merch-001.webp?v=1697529244</text:p>
          </table:table-cell>
        </table:table-row>
        <table:table-row table:style-name="ro1">
          <table:table-cell office:value-type="string" calcext:value-type="string">
            <text:p>Cuaderno de Notas A4 | Yo Soy ProfesorCBD</text:p>
          </table:table-cell>
          <table:table-cell office:value-type="string" calcext:value-type="string">
            <text:p>Cuaderno de ProfesorCBD. Tamańo A4, 1 raya horizontal, cubierta de color azul, con lazo separador de hojas y 96 páginas. żPero esto es un libro o un cuaderno?, exclamó alguien en la oficina cuando lo vio por primera vez. Es decir, te va a dar para anotar tus mejoras con el CBD, hacer cuentas de cuántas flores puedes comprar con 100 euros en un 3×1 o regalárselo a tus hijos/as para que sean los más molones de clase.</text:p>
          </table:table-cell>
          <table:table-cell/>
          <table:table-cell office:value-type="string" calcext:value-type="string">
            <text:p>https://cdn.shopify.com/s/files/1/0743/4357/9926/files/CuadernoProfesorCBDPrincipal.webp?v=1697529284</text:p>
          </table:table-cell>
        </table:table-row>
        <table:table-row table:style-name="ro1">
          <table:table-cell office:value-type="string" calcext:value-type="string">
            <text:p>Leche para Cuerpazos con CBD, Aceite de Almendras, Manteca de Karité y Pantenol - hakuLab CBD Cosmetics</text:p>
          </table:table-cell>
          <table:table-cell office:value-type="string" calcext:value-type="string">
            <text:p>La Leche para Cuerpazos con CBD, Aceite de Almendras, Manteca de Karité y Pantenol hakuLab CBD Cosmetics cubre las necesidades diarias de la piel secas y delicadas. Hidrata, nutre y regenera: el salud, dinero y amor de los dermatólogos. Absorción ultrarrápida. Más del 90% de ingredientes de origen natural. La mayor concentración de CBD del mercado. Cantidad: 250ml  CBD 1.000mg Cómo se usa. Aplicar a diario sobre la piel y masajear suavemente hasta su completa absorción. Si lo haces después de la ducha, es gustirrinín x 2.Beneficios. Indicada para pieles secas y pieles normales. Ideal para personas con pieles sensibles que quieren cuidar su dermis y disponen de poco tiempo para ello. La Leche para Cuerpazos con CBD, Aceite de Almendras, Manteca de Karité y Pantenol te permite ahorrar en una variedad de productos al valerse de la polivalencia del cannabidiol, que lleva al sistema endocannabinoide de la piel del cuerpo a sus más altas cotas de eficiencia. O lo que es lo mismo: una piel hidratada, bonita y en búsqueda constante de su equilibrio. Consigue una piel suave. Consigue una piel sedosa.Ingredientes. Aqua, glyceryl stearate, Cetearyl Alcohol (and) Ceteareth-20, stearyl alcohol, prunus amygdalus dulcis oil, cannbis sativa seed oil, cannabidiol, butyrospermum parkii butter, isoamyl laurate, caprylic/capric triglyceride, glyceryn, pantenol, centella asiatica extract, ginkgo biloba extract, disodium EDTA, sodium benzoate, potassium sorbate, propanediol, parfum.Sostenibilidad. Ingredientes de origen sostenible, fabricado en Espańa, envases ecológicos.</text:p>
          </table:table-cell>
          <table:table-cell office:value-type="string" calcext:value-type="string">
            <text:p>Cremas y Cosmética</text:p>
          </table:table-cell>
          <table:table-cell office:value-type="string" calcext:value-type="string">
            <text:p>https://cdn.shopify.com/s/files/1/0743/4357/9926/files/LecheHidratante-cosmeticacbd-001.webp?v=1697527661</text:p>
          </table:table-cell>
        </table:table-row>
        <table:table-row table:style-name="ro1">
          <table:table-cell office:value-type="string" calcext:value-type="string">
            <text:p>Crema Facial para Piel Madura con CBD, Ácido Hialurónico y Manteca de Karité . hakuLab CBD Cosmetics</text:p>
          </table:table-cell>
          <table:table-cell office:value-type="string" calcext:value-type="string">
            <text:p>La Crema Facial para Piel Madura con CBD, Ácido Hialurónico y Manteca de Karité es un tratamiento unisex que cubre las necesidades diarias de las pieles maduras. O, como a nosotros nos gusta llamarlas, las pieles expertas en paellas al sol y noches de fiesta. Más del 90% de sus ingredientes son de origen natural. Absorción ultrarápida. Especialmente indicada para pieles sensibles. Loción 100% compatible con la base de maquillaje. Contiene la mayor concentración de CBD del mercado. Sólo respeta las arrugas de reír. Cantidad: 50ml  CBD 800mg Cómo se usa. Aplicar la crema facial con CBD cada mańana sobre la cara lavada, realizando un suave masaje hasta su completa absorción. Aplicar antes de la protección solar. Beneficios. Hidratante, antiedad y antiarrugas. Estimula la regeneración de la piel. Acción antioxidante. Ingredientes. Aqua, glyceryl stearate, cetyl alcohol, caprylic/capric triglyceride, isoamyl laurate, prunus amygdalus duclis oil, glyceryn, cannabidiol, butyrospermum parkii butter, cannabis sativa seed oil, Ammonium Polyacryloyldimethyl Taurate, sodium ascorbyl phosphate, pantenol, sodium hialuronate, ferulic acid, kojic acid dipalmitate, tocopheryl acetate, B.H.T., uva ursis extract, Malpighia Glabra fruit extract, púnica granatum extract, morus alba extract, GLYCYRRHIZA GLABRA ROOT EXTRACT, disodium EDTA, sodium benzotae, potassium sorbate, propanediol, parfum, limonene, citral. Sostenibilidad. Ingredientes de origen sostenible, fabricado en Espańa, envases ecológicos.</text:p>
          </table:table-cell>
          <table:table-cell office:value-type="string" calcext:value-type="string">
            <text:p>Cremas y Cosmética</text:p>
          </table:table-cell>
          <table:table-cell office:value-type="string" calcext:value-type="string">
            <text:p>https://cdn.shopify.com/s/files/1/0743/4357/9926/files/CremaFacialPielMadural-cosmeticacbd-001.webp?v=1697527539</text:p>
          </table:table-cell>
        </table:table-row>
        <table:table-row table:style-name="ro1">
          <table:table-cell office:value-type="string" calcext:value-type="string">
            <text:p>Aceite CBD 10% Premium con GABA hakunaOil Buenas Nochezzz</text:p>
          </table:table-cell>
          <table:table-cell office:value-type="string" calcext:value-type="string">
            <text:p>El aceite de CBD hakunaOil al 10% con GABAesun aceite con 1000mg (10%) de CBD de espectro completoo full spectrum y10% de GABA.Full Spectrum significa que contiene, además del CBD,otros cannabinoidescomo CDBV, CBDA, CBG, CBC y terpenos. Juntos desencadenan un efecto séquito que multiplica la acción del CBD. Tarro de 10 ml con 320 gotas aprox. No provoca adicción ni tiene ningún efecto psicoactivo. Sin efectos secundarios.Valedor del último Premio Nacional de Innovación, Investigación y Ciencia Isaac Peral. La formulación de este aceite es una de las razones por las que la Asociación Europea de Economía y Competitividad ha reconocido con sus galardones nuestro papel a favor del bienestar de la sociedad. Entre sus valores ańadidos, están el GABA, el tocoferol (vitamina E) y un método de elaboración que consiste en diluir un destilado de CBD en una base oleosa, para respetar las proporciones del resto de los cannabinoides y obtener un Full Spectrum de máxima riqueza.Este aceite de CBD ha de almacenarse en un lugar oscuro y fresco. Agitar antes de usar. No recomendado para mujeres embarazadas o lactantes. Mantener fuera del alcance de los nińos.Beneficios. Cada bote de nuestro aceite CBD nace del encomiable esfuerzo de agricultores, formuladores y otros conocedores del mundo natural cuya misión es condensar en una simple sustancia líquida los pilares más esenciales del bienestar. Aceite de CBD vegano, sin lactosa, sin gluten y sin conservantes.Ingredientes. Aceite de semilla de cannabis sativa, Caprylic/Capric Triglyceride, aceite de oliva, GABA, extracto de cannabis sativa y CBD.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GABA10_CBD10ml-aceitecbd-001.webp?v=1699961009</text:p>
          </table:table-cell>
        </table:table-row>
        <table:table-row table:style-name="ro1">
          <table:table-cell office:value-type="string" calcext:value-type="string">
            <text:p>Aceite CBD 5% Premium con GABA hakunaOil Buenas Nochezzz</text:p>
          </table:table-cell>
          <table:table-cell office:value-type="string" calcext:value-type="string">
            <text:p>El aceite de CBD hakunaOil al 5% CBD Buenas Nochezzz con GABA es un aceite con 500mg (5%) de CBD de espectro completo o full spectrum y 10% de GABA. Full Spectrum significa que contiene, además del CBD, otros cannabinoides como CDBV, CBDA, CBG, CBC y terpenos. Juntos desencadenan un efecto séquito que multiplica la acción del CBD. Tarro de 10 ml con 320 gotas aprox. No provoca adicción ni tiene ningún efecto psicoactivo. Sin efectos secundarios. Este aceite de CBD ha de almacenarse en un lugar oscuro y fresco. Agitar antes de usar. No recomendado para mujeres embarazadas o lactantes. Mantener fuera del alcance de los nińos. Beneficios. Cada bote de nuestro aceite CBD nace del encomiable esfuerzo de agricultores, formuladores y otros conocedores del mundo natural cuya misión es condensar en una simple sustancia líquida los pilares más esenciales del bienestar. Este aceite es para ti si buscas iniciarte en los aceites de CBD con una dosis discreta para ver cómo responde tu cuerpo (sólo el 5% de CBD). Además, se trata de una de las opciones más económicas. Aceite de CBD vegano, sin lactosa, sin gluten y sin conservantes. Ingredientes. Aceite de semilla de cannabis sativa, Caprylic/Capric Triglyceride, aceite de oliva, GABA, extracto de cannabis sativa y CBD. 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GABA5_CBD10ml-aceitecbd-001.webp?v=1699961026</text:p>
          </table:table-cell>
        </table:table-row>
        <table:table-row table:style-name="ro1">
          <table:table-cell office:value-type="string" calcext:value-type="string">
            <text:p>Barrica de CBD La Cordobesa Tiki Taka Genética Clásica - a partir de 250g</text:p>
          </table:table-cell>
          <table:table-cell office:value-type="string" calcext:value-type="string">
            <text:p>Llegó La Barrica de CBD, el pack de flor más grande hasta la fecha, con los mejores precios de flor premium indoor que encontrarás. Este formato está disponible con la variedad de flor La Cordobesa Tiki Taka, que es una flor de CBD de cáńamo industrial con un alto porcentaje de CBD (13%). Durante mucho tiempo, esta flor fue una de nuestras best sellers y favorita de los usuarios. Al cambiarla de genética, muchos nos dijisteis que la echabais de menos, Ąpero eso se acaba de terminar! Elige desde 250g hasta 1kg y consigue los mejores precios de CBD de calidad. Además, podrás fraccionar el pago y pedir que te entreguemos tu flor en varios envíos, así te la guardaremos en las mejores condiciones. Las flores de CBD La Cordobesa están catalogados como productos aromáticos. Su venta es totalmente legal y nuestros usuarios las usan en momentos de distensión. Ítem de utilización comercial. No apto para el consumo humano. Beneficios. Te gustará el aroma de esta flor si te gustan las notas refinadas, dulces y sutiles. Su cogollo es especialmente compacto y con muy pocas hojitas. Una delicatessen. Sostenibilidad. Todos nuestros cogollo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products/La-Cordobesa-TIKI-TAKA-scaled.jpg?v=1683735801</text:p>
          </table:table-cell>
        </table:table-row>
        <table:table-row table:style-name="ro1">
          <table:table-cell office:value-type="string" calcext:value-type="string">
            <text:p>Cogollo de Flor Aromática de CBD con 10% ˇ La Cordobesa Helada Nueva Cosecha</text:p>
          </table:table-cell>
          <table:table-cell office:value-type="string" calcext:value-type="string">
            <text:p>La Flor de CBD La CordobesaŽ Helada es una flor aromática de cáńamo industrial rica en CBD (10%) y con menos de 0,2% de THC. Cogollo reservado a un 57% de humedad. Se trata de una flor recién recogida y muy resinosa y olorosa. Su curación es baja. Se envía en paquetes opacos que no desprenden ningún olor.Las flores de CBD La Cordobesa están catalogadas como productos aromáticos. Su venta es totalmente legal y nuestros usuarios las usan en momentos de distensión. Ítem de utilización comercial. No apto para el consumo humano. Beneficios. La Flor de CBD La CordobesaŽ Helada es una flor de CBD de cáńamo industrial con un alto porcentaje de CBD (10%). Esta flor destaca por sus notas afrutadas, con sutiles toques a naranja, cereza, vino y cítricos. Técnicas de cultivo sostenibles y de última generación. 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rdobesaHelada-florcbd-001.webp?v=1697528375</text:p>
          </table:table-cell>
        </table:table-row>
        <table:table-row table:style-name="ro1">
          <table:table-cell office:value-type="string" calcext:value-type="string">
            <text:p>Vapeadores Desechables ˇ KamikaCBD</text:p>
          </table:table-cell>
          <table:table-cell office:value-type="string" calcext:value-type="string">
            <text:p>El vapeador desechable de KamikaCBD es perfecto para quienes quieren iniciarse en el mundo del CBD y, especialmente, en la experiencia de vapeo. Es una única pieza con hasta 600 caladas, una gran variedad de sabores (hasta 5 diferentes) y listo para utilizar. Estos modelos de vaper no necesitan carga de batería (incorpora batería cargada) ni ningún tipo de líquido de relleno (viene con el depósito lleno). Su diseńo atractivo y su tamańo compacto convierten a este vaper desechable en un complemento ideal para llevar siempre contigo. 0% THC. El vape desechable es también conocido como cigarrillo electrónico. Te ayudamos a abandonar el cigarrillo tradicional o vaper con nicotina con esta amplia gama de vapes desechables de alta calidad. Apuesta por un vapeo sin complicaciones con nuestros vapers desechables. La opción perfecta para los que no tienen ni tiempo ni ganas de manipular el cigarrillo electrónico cada vez que se agota. Alta calidad.Si te gustan los sabores dulces o sabores afrutados, te recomendamos el vaper desechable de Berry Ice o Red Berries.Dimensiones del vaper desechable: 105mmx16mmBatería: 400 mAhCapacidad: 2 mlTHC: 0%Ausencia de nicotina: 0%Amplia variedad de aromas: vape desechable de Berry Ice, Gorilla Glue, Mango, Mashmallow y Red Berries. Su gama de sabores recoge las preferencias olfativas y aromáticas de la mayoría de nuestros clientes.Cómo se usa.Abre el dispositivo de vapeo, usa, disfruta, tira y repite. Más sencillo, imposible. Una excelente opción para quienes no quieren complicarse.Beneficios. La gran ventaja de este vaper desechable es la comodidad y su precio barato. Los pods desechables de CBD de KamikaCBD caben perfectamente en un bolsillo gracias a su diseńo compacto. Son ligeros y portátiles. Además, vienen con la batería incorporada, que aguantará toda la vida útil del vaporizador sin necesidad de recargarla. Una vez agotado, no tienes que aprender a recambiar ningún líquido: el pod se tira a la basura. Ideal para los fans de la experiencia del vapeo que buscan opciones sin nicotina. La variedad de sabores es otro de los puntos fuertes del vape desechable de KamikaCBD, así como su precio barato. Es una alternativa económica a dispositivos de vapeo más más sofisticados, como el vaporizador de CBD.Es importante tener en cuenta que los efectos del CBD pueden variar según la persona y la dosis utilizada. Además, su efectividad está condicionada por la elección de un producto de alta calidad. Elige siempre una tienda de vapeo de prestigio y productos de CBD cultivados con semillas certificadas por la UE y de cultivo orgánico (libre de sustancias tóxicas y productos químicos): busca altos estándares de calidad. Producto no apto para mujeres embarazadas.Ingredientes. CBD, propilenglicol, glicerina vegetal y aroma. Los propios de las marcas de pods de calidad.Sostenibilidad. Cigarrillos electrónicos con tecnología de combustión limpia, diseńo antifugas, batería de bajo consumo Los fabricantes de pods desechables de CBD se han puesto las pilas con la tecnología avanzada para que este formato sea la opción más ecológica a pesar de ser de un solo uso. ĄY lo han conseguido! ProfesorCBD aplica todas estas optimizaciones a los pods desechables de KamikaCBD, que se encuentra entre las mejores marcas de cigarrillos electrónicos del mercado.</text:p>
          </table:table-cell>
          <table:table-cell office:value-type="string" calcext:value-type="string">
            <text:p>Vapeadores</text:p>
          </table:table-cell>
          <table:table-cell office:value-type="string" calcext:value-type="string">
            <text:p>https://cdn.shopify.com/s/files/1/0743/4357/9926/files/PodDesechableKamikaCBDBerryIce-eliquidcbd-002.webp?v=1698336974</text:p>
          </table:table-cell>
        </table:table-row>
        <table:table-row table:style-name="ro1">
          <table:table-cell office:value-type="string" calcext:value-type="string">
            <text:p>Charas de Cáńamo con 20,35% de CBD y 0% de THC ˇ La Cordobesa hash</text:p>
          </table:table-cell>
          <table:table-cell office:value-type="string" calcext:value-type="string">
            <text:p>Este Charas de Cáńamo es la primera de nuestras resinas con exactamente un 0% de THC. Confeccionada a mano, de plantas vivas durante el periodo de floración y cuidadosamente seleccionadas. Sólo se admiten cogollos extraordinariamente lustrosos. Tiene un porcentaje de CBD más elevado que el resto de las resinas de su familia: 20,35%. Semilla feminizada. Carece de efectos psicoactivos. Los paquetes son opacos y no desprenden ningún olor. Las resinas de CBD La Cordobesa están catalogadas como productos aromáticos. Su venta es totalmente legal y nuestros usuarios las usan en momentos de distensión. Ítem de utilización comercial. No apto para el consumo humano. Beneficios. La versión definitiva de nuestras Charas OG Kush. Mientras que el resto de los charas desprenden un aroma definido por sus terpenos, el de este charas es 100% natural (resina no terpenada). La historia del Charas de Cáńamo con 20,35% de CBD es la de los monjes budistas en la cuenca del Himalaya, donde aún se cultiva y sostiene a muchos pueblos. Según la mitología, este hachís fue creado por el dios Shiva para aliviar su desamor. Sostenibilidad. Todas nuestras resina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CharasLaCordobesa0_THC-florcbd-001.webp?v=1697528040</text:p>
          </table:table-cell>
        </table:table-row>
        <table:table-row table:style-name="ro1">
          <table:table-cell office:value-type="string" calcext:value-type="string">
            <text:p>Pack Cogollos Pequeńos de Flor La Cordobesa</text:p>
          </table:table-cell>
          <table:table-cell office:value-type="string" calcext:value-type="string">
            <text:p>Los Cogollos Pequeńos de Flor de CBD (o cogollos popcorn) son un nuevo formato ideado para que todos, independientemente de su capacidad económica, puedan disfrutar de los beneficios de nuestras variedades de cogollos. Los cogollos pequeńos suelen provenir de la parte baja de la planta y, por razones genéticas o ambientales, han crecido menos de lo habitual. Antes el riesgo de una leve merma de cannabinoides en las flores pequeńas, en ProfesorCBD las ofrecemos a un precio reducido: sin embargo, en la mayoría de las ocasiones estos igualan la potencia y aroma de sus homólogas de mayor tamańo. Envío discreto en paquetes opacos que no desprenden ningún olor.La calidad de nuestros productos es una prioridad. Cada flor de CBD pasa por rigurosas pruebas de laboratorio para asegurar que está libre de efectos psicoactivos, manteniendo altos niveles de CBD. Las flores de cáńamo y cannabis que seleccionamos provienen de plantas de cannabis cultivadas bajo condiciones ideales, garantizando un producto de cannabis legal y seguro. Los Cogollos Pequeńos La Cordobesa se encuentran entre los mejores productos del mercado.Beneficios. Los propios de la variedad de flor que elijas para tu Pack Cogollos Pequeńos. Nuestras variedades de cogollos de tamańo reducido más populares son:La Cordobesa Navideńa. Aroma suave, con notas a fresa y melocotón, genética California Haze, 7% CBD.La Cordobesa Harlequín. Genética Harlequín, aroma floral y cítrico, 5,17% CBD.La Cordobesa Cheese OG. Nuestra joya de la corona en cogollos pequeńos, cultivo indoor, 16,45% CBD, genética Cheese, con aroma a queso y fondo terroso. Nada que envidiar a los cogollos normales.Sostenibilidad. Nuestras flores de CBD están cultivadas sin pesticidas, ni metales pesados, ni fertilizantes de ningún tipo, ya que proceden de un cultivo orgánico y ecológico. En ProfesorCBD, el cultivo orgánico es esencial. Nuestras técnicas de cultivo indoor y al aire libre garantizan pequeńos cogollos de la planta de cáńamo que crecen en condiciones óptimas. Al evitar el uso de productos químicos y optar por métodos ecológicos, aseguramos la calidad del producto y un impacto ambiental mínimo dentro del marco legislador de la Unión Europea.Nuestro espacio de cultivo está, además, meticulosamente diseńado para maximizar la eficiencia y la calidad. Utilizamos una fuente de luz específica para cada fase vegetativa y de floración, lo que resulta en cogollos densos y cogollos de flores de alta concentración. La humedad relativa y las condiciones climáticas son controladas para simular el entorno natural ideal de la planta de cannabis sativa.Otras preguntas frecuentes sobre nuestros productos de CBD o flores de cannabis.żLos cogollos de CBD tienen efectos psicoactivos? No, nuestros cogollos de cannabis contienen bajos niveles del componente psicoactivo THC. En su lugar, ofrecen beneficios sin los efectos secundarios asociados. No son cogollos de marihuana.żCómo garantizáis la calidad de los cogollos pequeńos? Realizamos análisis de laboratorio exhaustivos en cada lote. Esto asegura que nuestros cogollos legales y maduros, desde los cogollos gordos hasta las flores diminutas, cumplan con los estándares más altos.żQué hace singulares a los mini buds de CBD de ProfesorCBD? Nuestra dedicación al cultivo ecológico y las prácticas de cultivo avanzadas resultan en un producto único. Los cogollos compactos que ofrecemos son una experiencia única por su aroma y beneficios.</text:p>
          </table:table-cell>
          <table:table-cell office:value-type="string" calcext:value-type="string">
            <text:p>Flores de CBD</text:p>
          </table:table-cell>
          <table:table-cell office:value-type="string" calcext:value-type="string">
            <text:p>https://cdn.shopify.com/s/files/1/0743/4357/9926/files/PackCogollosPequenos.jpg?v=1700051815</text:p>
          </table:table-cell>
        </table:table-row>
        <table:table-row table:style-name="ro1">
          <table:table-cell office:value-type="string" calcext:value-type="string">
            <text:p>Pack Máster Completo en CBD | Flores y Resinas de CBD La Cordobesa</text:p>
          </table:table-cell>
          <table:table-cell office:value-type="string" calcext:value-type="string">
            <text:p>Pack de 18g compuesto por muestras de 1g de todas nuestras flores y resinas de cáńamo de La Cordobesa. Consigue la experiencia completa de ProfesorCBD en un solo pack, Ąprepárate para un curso intensivo!  La Cordobesa (16,49% de CBD).  La Cordobesa Naranjita (12% de CBD).  La Cordobesa Helada (10% de CBD).  La Cordobesa Atleta (15,17% de CBD).  La Cordobesa Legal (13% de CBD).  La Cordobesa Limonera (13,46% de CBD).  La Cordobesa Navideńa (5,7% de CBG).  La Cordobesa CBG (8% de CBG).  La Cordobesa Candy Kush (18,81% de CBD).  La Cordobesa Súper Limonera (23,58% de CBD).  La Cordobesa Amnesia Haze (22,20% de CBD).  La Cordobesa Tiki Taka (13% de CBD).  La Cordobesa Vikinga (16,30% de CBD).  La Cordobesa Culé (14,12% de CBD).  La Cordobesa Colchonera (5,17% de CBD).  Hachís aromático La Cordobesa Hash (9,5% de CBD).  Charas OG Kush La Cordobesa Hash (14,72% de CBD).  Charas Lemon Haze La Cordobesa Hash (14,72 de CBD). Todas nuestras variedades tienen menos del 0,2% de THC. Envío discreto en paquetes opacos que no desprenden ningún olor. Las flores de CBD La Cordobesa están catalogadas como productos aromáticos. Su venta es totalmente legal y nuestros usuarios las usan en momentos de distensión. Ítem de utilización comercial. No apto para el consumo humano. <text:s/>Beneficios.Sobre de Flor de CBD La Cordobesa. Amaderada y contundente. La original que nunca falla.Sobre de Flor de CBD La Cordobesa Naranjita. Cítrica y dulce. De fácil adopción y suave.Sobre de Flor de CBD La Cordobesa Helada. Altamente resinosa. Una bocanada de aire fresco.Sobre de Flor de CBD La Cordobesa Atleta. Olorosa y compacta.Sobre de Flor de CBD La Cordobesa Legal. Amaderada. Compacta y bien cuidada.Sobre de Flor de CBD La Cordobesa Limonera. Fuerte y cítrica. Dulzura y fuerza en la misma flor.Sobre de Flor de CBD La Cordobesa Cannabigerol. Nuestra flor original de CBG. Presentación insuperable.Sobre de Flor de CBD La Cordobesa Navideńa. Flor de CBG con un toque festivo. Suave y casual.Sobre de Flor de CBD La Cordobesa Candy Kush. Dulce y especiada. Garantía de potencia.Sobre de Flor de CBD La Cordobesa Súper Limonera. Espectacular aroma cítrico. Cogollo ultracompacto.Sobre de Flor de CBD La Cordobesa Amnesia Haze. Toques cítricos, dulces y amaderados. Rica en tricomas y pistilos.Sobre de Flor de CBD La Cordobesa Tiki Taka. Aroma a madera. Suave sin dejar de ser embriagadora.Sobre de Flor de CBD La Cordobesa Vikinga. Aroma afrutado y cogollos densos y grandes.Sobre de Flor de CBD La Cordobesa Culé. Dulce y fresco. Cogollos altamente resinosos.Sobre de Flor de CBD La Cordobesa Colchonera. Aroma terrenoso. Nuestra famosa entrega de Harlequin, pero suave.Envase de Hash La Cordobesa Hash. Pureza y potencia en formato hash. Aroma a tierra.Envase de Charas OG Kush La Cordobesa Hash. Producto artesanal con fuerte concentración de CBD.Envase de Charas Lemon Haze La Cordobesa Hash. La dureza de nuestras charas, acompańada de un aroma cítrico y dulce. 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MasterCompleto.webp?v=1697529625</text:p>
          </table:table-cell>
        </table:table-row>
        <table:table-row table:style-name="ro1">
          <table:table-cell office:value-type="string" calcext:value-type="string">
            <text:p>Pack Máster en Hash CBD | Resinas de CBD La Cordobesa</text:p>
          </table:table-cell>
          <table:table-cell office:value-type="string" calcext:value-type="string">
            <text:p>El Pack Máster en Hash de CBD incluye 3g de cada una de nuestras variedades de resina de CBD.  Hachís aromático La Cordobesa Hash (9,5% de CBD).  Charas OG Kush La Cordobesa Hash (14,72% de CBD).  Charas 0% THC La Cordobesa Hash (20,35% de CBD). Todas nuestras variedades tienen menos del 0,2% de THC. Envío discreto en paquetes opacos que no desprenden ningún olor. Las resinas de CBD La Cordobesa están catalogadas como productos aromáticos. Su venta es totalmente legal y nuestros usuarios las usan en momentos de distensión. Ítem de utilización comercial. No apto para el consumo humano. <text:s/>Beneficios Envase de Hash La Cordobesa Hash. Pureza y potencia en formato hash. Aroma a tierra. Envase de Charas OG Kush La Cordobesa Hash. Producto artesanal con fuerte concentración de CBD. Envase de Charas 0% THC La Cordobesa Hash. La dureza de nuestras charas en su fórmula aislada (0% THC). Sostenibilidad. Todas nuestras resina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PackMasterenHashPrincipal.webp?v=1697529689</text:p>
          </table:table-cell>
        </table:table-row>
        <table:table-row table:style-name="ro1">
          <table:table-cell office:value-type="string" calcext:value-type="string">
            <text:p>Pack Máster en Flor CBD | Flores de CBD La Cordobesa</text:p>
          </table:table-cell>
          <table:table-cell office:value-type="string" calcext:value-type="string">
            <text:p>Pack de 15g compuesto por muestras de 1g de todas nuestras flores La Cordobesa, desde las buenas hasta las mejores:  La Cordobesa Tradicional (16,49% de CBD).  La Cordobesa Naranjita (12% de CBD).  La Cordobesa Helada (10% de CBD).  La Cordobesa Atleta (15,17% de CBD).  La Cordobesa Legal (13% de CBD).  La Cordobesa Limonera (13,46% de CBD).  La Cordobesa Salvaje (19,46% de CBG).  La Cordobesa CBG (8% de CBG).  La Cordobesa Candy Kush (18,81% de CBD).  La Cordobesa Súper Limonera (23,58% de CBD).  La Cordobesa Amnesia Haze (22,20% de CBD).  La Cordobesa Tiki Taka (13% de CBD).  La Cordobesa Vikinga (16,30% de CBD).  La Cordobesa Culé (14,12% de CBD).  La Cordobesa Colchonera (5,17% de CBD). Todas nuestras variedades tienen menos del 0,2% de THC. Envío discreto en paquetes opacos que no desprenden ningún olor. Las flores de CBD La Cordobesa están catalogadas como productos aromáticos. Su venta es totalmente legal y nuestros usuarios las usan en momentos de distensión. Ítem de utilización comercial. No apto para el consumo humano. Beneficios Sobre de Flor de CBD La Cordobesa Tradicional. Amaderada y contundente. La original que nunca falla. Sobre de Flor de CBD La Cordobesa Naranjita. Cítrica y dulce. De fácil adopción y suave. Sobre de Flor de CBD La Cordobesa Helada. Altamente resinosa. Una bocanada de aire fresco. Sobre de Flor de CBD La Cordobesa Atleta. Olorosa y compacta. Sobre de Flor de CBD La Cordobesa Legal. Amaderada. Compacta y bien cuidada. Sobre de Flor de CBD La Cordobesa Limonera. Fuerte y cítrica. Dulzura y fuerza en la misma flor. Sobre de Flor de CBD La Cordobesa Cannabigerol. Nuestra flor original de CBG. Presentación insuperable. Sobre de Flor de CBD La Cordobesa Navideńa. Flor de CBG con un toque festivo. Suave y casual. Sobre de Flor de CBD La Cordobesa Candy Kush. Dulce y especiada. Garantía de potencia. Sobre de Flor de CBD La Cordobesa Súper Limonera. Espectacular aroma cítrico. Cogollo ultracompacto. Sobre de Flor de CBD La Cordobesa Amnesia Haze. Toques cítricos, dulces y amaderados. Rica en tricomas y pistilos. Sobre de Flor de CBD La Cordobesa Tiki Taka. Aroma a madera. Suave sin dejar de ser embriagadora. Sobre de Flor de CBD La Cordobesa Vikinga. Aroma afrutado y cogollos densos y grandes. Sobre de Flor de CBD La Cordobesa Culé. Dulce y fresco. Cogollos altamente resinosos. Sobre de Flor de CBD La Cordobesa Colchonera. Aroma terrenoso. Nuestra famosa entrega de Harlequin, pero suave. 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products/PACK-MASTER-EN-FLORES-COGOLLOS-1.jpg?v=1697609476</text:p>
          </table:table-cell>
        </table:table-row>
        <table:table-row table:style-name="ro1">
          <table:table-cell office:value-type="string" calcext:value-type="string">
            <text:p>Cogollo de Flor Aromática de CBD al 5,17% ˇ La Cordobesa Harlequin</text:p>
          </table:table-cell>
          <table:table-cell office:value-type="string" calcext:value-type="string">
            <text:p>La Flor de CBD La Cordobesa Harlequin es una flor aromática de cáńamo industrial rica en CBD (5,17%). Y, como todas las flores de La Cordobesa CBD, con menos de 0,2% de THC. Esta flor es un homenaje a la afición colchonera. Hay otras flores con más CBD. żY qué? Los del Atleti no necesitamos cantidad, buscamos la calidad. Hemos visto al genio de Loznica meterle 4 al Barcelona en el Camp Nou y al final perder 5-4. Hemos visto a nuestro equipo ganar Copas Intercontinetales sin ganar la Copa de Europaeso es tener mucha clase. Una flor para nunca dejar de creer. Cogollos de CBD cultivados en interior en Espańa. Genética Harlequín. Se envía en paquetes opacos que no desprenden ningún olor.Las flores de CBD La Cordobesa están catalogadas como productos aromáticos. Su venta es totalmente legal y nuestros usuarios las usan en momentos de distensión. Ítem de utilización comercial. No apto para el consumo humano. Beneficios. La Flor La CordobesaŽ Colchonera es una flor de CBD de cáńamo industrial con un porcentaje de 5,17% CBD. Te gustará el aroma de esta flor si te gustan los caramelos de fresa o los chicles de fresa ácida. Una de nuestras flores más interesantes gracias a su cogollo compacto y resinoso. Su color es verde y está muy limpia. Cogollos compactos de tamańo medio. 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lchonera-florcbd-001.webp?v=1697528121</text:p>
          </table:table-cell>
        </table:table-row>
        <table:table-row table:style-name="ro1">
          <table:table-cell office:value-type="string" calcext:value-type="string">
            <text:p>Cogollo de Flor Aromática de CBD al 14,12% ˇ La Cordobesa Culé</text:p>
          </table:table-cell>
          <table:table-cell office:value-type="string" calcext:value-type="string">
            <text:p>La Flor de CBD La Cordobesa Culé es una flor aromática de cáńamo industrial rica en CBD (14,12% de CBD total), y como todas las flores de La Cordobesa CBD, con menos de 0,2% de THC. La Cordobesa Culé es un homenaje a la afición blaugrana. Es una flor de cultivo indoor en Espańa. Con ella podrás recordar la cola de vaca de Romario, la chilena de Rivaldo contra el Valencia o la elástica de Laudrup. Procede de una genética Strawberry Tangie. La Strawberry Tangie es originalmente una genética hibrida sativa dominante de aromas dulces, afresados, pero también ácidos y cítricos. La genética original es conocida por ser de uso diurno. Los paquetes son opacos y no desprenden ningún olor. Las flores de CBD La Cordobesa están catalogadas como productos aromáticos. Su venta es totalmente legal y nuestros usuarios las usan en momentos de distensión. Ítem de utilización comercial. No apto para el consumo humano. Beneficios. La Flor La CordobesaŽ Culé es una flor de CBD de cáńamo industrial con un alto porcentaje de CBD (14,12%). Te gustará el aroma de esta flor si te gustan los caramelos de fresa o los chicles de fresa ácida. Una de nuestras flores más interesantes gracias a su cogollo compacto y resinoso. Su color es verde y está muy limpia. Cogollos compactos de tamańo medio. 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rdobesaCule-florcbd-001.webp?v=1697528153</text:p>
          </table:table-cell>
        </table:table-row>
        <table:table-row table:style-name="ro1">
          <table:table-cell office:value-type="string" calcext:value-type="string">
            <text:p>Cogollo de Flor Aromática de CBD al 16,30% ˇ La Cordobesa Vikinga</text:p>
          </table:table-cell>
          <table:table-cell office:value-type="string" calcext:value-type="string">
            <text:p>La Flor de CBD La Cordobesa Vikinga es una flor aromática de cáńamo industrial rica en CBD (16,30%) y, como todas las flores de La Cordobesa CBD, con menos de 0,2% de THC. Si disfrutaste viendo al Gran Capitán callando a la grada del Camp Nou allá por 1999 tras batir a Hesp, a pase de Savio, esta es tu flor. Si cuando Roberto Carlos centró al cielo de Glasgow, y Zizou voleó a la red supiste que habías visto el gol más bonito de la historia, esta es tu flor. La Cordobesa Vikinga es la flor homenaje a la afición madridista. Cogollos de CBD cultivados en interior en Espańa, procedente de semilla certificada Finola. Similar a la genética Cherry V1 80% Índica, aporta un aroma intenso y dulce que recuerda a la cereza. Cogollos compactos y de buen tamańo muy limpios. Los paquetes son opacos y no desprenden ningún olor.Las flores de CBD La Cordobesa están catalogadas como productos aromáticos. Su venta es totalmente legal y nuestros usuarios las usan en momentos de distensión. Ítem de utilización comercial. No apto para el consumo humano. Beneficios. La Flor La CordobesaŽ Vikinga es una flor de CBD de cáńamo industrial con un alto porcentaje de CBD (16,30%). Te gustará el aroma de esta flor si te gustan las cerezas y los aromas intensos. Una de nuestras flores con más alma ya que es el homenaje a millones de futboleros. Su color es verde. Cogollos compactos de tamańo medio. 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rdobesaVikinga-florcbd-001.webp?v=1697528912</text:p>
          </table:table-cell>
        </table:table-row>
        <table:table-row table:style-name="ro1">
          <table:table-cell office:value-type="string" calcext:value-type="string">
            <text:p>Pack Indoor | Flores de CBD La Cordobesa de cultivo interior</text:p>
          </table:table-cell>
          <table:table-cell office:value-type="string" calcext:value-type="string">
            <text:p>El Pack Indoor La Cordobesa se compone de 12 g de nuestras cuatro flores La Cordobesa de cultivo interior: 3g de flor La Cordobesa Candy Kush (18,81% de CBD), 3g de flor La Cordobesa Súper Limonera (23,58% de CBD), 3g de flor La Cordobesa Amnesia Haze (22,20% de CBD) y 3g de flor La Cordobesa Tiki Taka (13% de CBD). Todas tiene menos del 0,2% de THC. Envío discreto en paquetes opacos que no desprenden ningún olor.Las flores de CBD La Cordobesa están catalogadas como productos aromáticos. Su venta es totalmente legal y nuestros usuarios las usan en momentos de distensión. Ítem de utilización comercial. No apto para el consumo humano. Beneficios. Sobre de Flor de CBD La Cordobesa Candy Kush. Dulce y especiada. Garantía de potencia.Sobre de Flor de CBD La Cordobesa Súper Limonera. Espectacular aroma cítrico. Cogollo ultracompacto.Sobre de Flor de CBD La Cordobesa Amnesia Haze. Toques cítricos, dulces y amaderados. Rica en tricomas y pistilos.Sobre de Flor de CBD La Cordobesa Tiki Taka. Aroma a madera. Suave sin dejar de ser embriagadora.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products/PACK-INDOOR-1.jpg?v=1698073106</text:p>
          </table:table-cell>
        </table:table-row>
        <table:table-row table:style-name="ro1">
          <table:table-cell office:value-type="string" calcext:value-type="string">
            <text:p>PAX 3 Vaporizer + 8g de flor + 2g de resina ˇ Vaporizador Hierbas secas</text:p>
          </table:table-cell>
          <table:table-cell office:value-type="string" calcext:value-type="string">
            <text:p>Presentamos lo último en tecnología de vaporizadores de la mano de PAX Labs: el PAX 3. Se trata de un producto altamente eficaz y potente, a la vez que sumamente cómodo gracias a su portabilidad y facilidad de uso, todo reunido en un diseńo discreto y elegante. żTienes ya uno de los vaporizadores más buscados en el mercado? Disponible en kit básico y kit completo. El kit completo admite resinas.Especificaciones del producto:Fabricante PAX Labs Acabado de aluminio anodizado pulido mate en color salvia y borgońa.Tiempo de calentamiento de hasta 20 segundos dependiendo de la temperatura seleccionada. La mitad que su predecesor.Carga rápida. Tiempo medio de 60 minutos.Rango de temperaturas 180- 215ş.4 ajustes de temperatura.Batería de 2600 mAh.10 sesiones de vaporización por carga.10 ańos de garantía del fabricante.El producto incluye: vaporizador PAX 3, cargador kit de mantenimiento con 1 cepillo y 10 limpiadores de tubo y dos boquillas estándar. Además, con el kit completo recibirás: inserto para concentrados (no te limites solo a flor, disfruta también de resinas con tu PAX 3), tapa de quemador medio paquete, herramienta múltiple, 3 pantallas y estuche de protección.Cómo se usa. El PAX3 es parecido al cigarrillo electrónico, pero funciona sin líquido, calentando directamente el material vegetal (flor de CBD o resina de CBD) en cámaras de cerámica que soportan altas temperaturas. La opinión del ProfesorCBD. "Con hasta 10 sesiones por carga y 20 segundos de calentado, el PAX3 es lo último en sistemas de calentamiento. Junto con los complementos incluidos en el pack completo, es posiblemente el producto más completo en el mercado".Beneficios. Nubes de vapor suave que no llaman la atención. Una delicia para los amantes del vapor. Sostenibilidad. Tecnología de combustión limpia, diseńo antifugas, batería de bajo consumo Los fabricantes de vaporizadores se han puesto las pilas para que este formato de uso del CBD sea una opción súper ecológica.</text:p>
          </table:table-cell>
          <table:table-cell office:value-type="string" calcext:value-type="string">
            <text:p>Vapeadores</text:p>
          </table:table-cell>
          <table:table-cell office:value-type="string" calcext:value-type="string">
            <text:p>https://cdn.shopify.com/s/files/1/0743/4357/9926/files/FOTOPRINCIPALDEPRODUCTO.webp?v=1698225215</text:p>
          </table:table-cell>
        </table:table-row>
        <table:table-row table:style-name="ro1">
          <table:table-cell office:value-type="string" calcext:value-type="string">
            <text:p>Pack Tamizado de Flor 15g La Cordobesa - Trim CBD</text:p>
          </table:table-cell>
          <table:table-cell office:value-type="string" calcext:value-type="string">
            <text:p>Paquete de 15 gramos de tamizado de flor de CBD. El Tamizado de Flor de CBD es un nuevo formato ideado para que todos, independientemente de su capacidad económica, puedan disfrutar de los beneficios de nuestras variedades de cogollos. Son componentes ligeros y filtrados de algunas de nuestras variedades más populares, reunidos a mano con carińo y por separado para crear un pack muy asequible, sin comprometer, en ningún caso, sus efectos, calidad y aroma. Envío discreto en paquetes opacos que no desprenden ningún olor.Trim CBD es otro de los nombres que recibe el tamizado de CBD, y viene del inglés (recortes -de las plantas- en el contexto de una cosecha). También encontrarás este producto con el apelativo cogollos picados. La biomasa, sin embargo, se refiere a la totalidad de la materia orgánica de la planta de cáńamo, incluyendo hojas, tallos y flor. Por tanto, el tamizado de CBD no es biomasa, sino trim o cogollos picados. Los Tamizados de CBD provienen exclusivamente de la flor.Beneficios, Los propios de la variedad de flor que elijas para tu Pack Tamizado de Flor.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TamizadoPrincipal.webp?v=1697530003</text:p>
          </table:table-cell>
        </table:table-row>
        <table:table-row table:style-name="ro1">
          <table:table-cell office:value-type="string" calcext:value-type="string">
            <text:p>Aceite CBD Premium hakunaOil al 10% Aislado Aroma a Menta con base MCT</text:p>
          </table:table-cell>
          <table:table-cell office:value-type="string" calcext:value-type="string">
            <text:p>El aceite de CBD hakunaOil al 10% de CBD Aroma a Menta es un aceite aislado con 1000mg (10%) de CBD. Esto significa que sólo contiene CBD en su base oleosa: ni terpenos ni otros cannabinoides ni rastros mínimos de THC. Es decir, aunque el resto de los aceites Full Spectrum contienen siempre menos del 0,2% de THC (ni provocan adicción ni son psicoactivos), este garantiza su ausencia absoluta. Tarro de 10 ml: 320 gotas aprox. Aroma a menta, como todas esas cosas que evocan la limpieza y la frescura.Nuestro aceite aislado Aroma a Menta 0% THC está formulado sobre una base de MCT o aceite de coco. Esta base mejora el aprovechamiento del CBD por parte de los receptores del cuerpo humano, al contener niveles de grasa saturada cercanos al 80%. Debido a esto, es nuestra preferida para el formato oleoso del CBD. El aceite de CBD aislado hakunaOil al 10% con Aroma a Menta es un producto natural y, por lo tanto, los valores porcentuales están sujetos a fluctuaciones. Este aceite de CBD ha de almacenarse en un lugar oscuro y fresco. Agitar antes de usar. No recomendado para mujeres embarazadas o lactantes. Mantener fuera del alcance de los nińos.Beneficios. El Aceite hakunaOil Aroma a Menta 10% CBD es para ti si quieres sentir los beneficios del CBD, pero te sientes más cómodo con un aceite totalmente libre de THC. Insistimos: nuestros aceites Full Spectrum, siempre con menos del 0.2% de THC, también son totalmente legales y no producen ningún efecto eufórico, pero, oye, żpor qué vamos a negarte ese extra de tranquilidad que te pide el cuerpo? Nosotros también miramos debajo de la cama antes de ir a dormir, :). Además, Ąhuele a menta! El favorito de los deportistas.Ingredientes. Base de aceite MCT, CBD y aroma a menta.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aisladoaromaMenta10_CBD10ml-aceitecbd-001_1.webp?v=1699961039</text:p>
          </table:table-cell>
        </table:table-row>
        <table:table-row table:style-name="ro1">
          <table:table-cell office:value-type="string" calcext:value-type="string">
            <text:p>Pack 18  Tres Flores Aromáticas con más de 18% de CBD</text:p>
          </table:table-cell>
          <table:table-cell office:value-type="string" calcext:value-type="string">
            <text:p>El Pack 18 se compone de 9 g de nuestras tres flores La Cordobesa con más CBD (todas por encima del 18%): 3 g de La Cordobesa Candy Kush (18,81% de CBD), 3 g de La Cordobesa Súper Limonera (23,58% de CBD) y 3 g de La Cordobesa Amnesia Haze (22,20% de CBD). Todas tiene menos del 0,2% de THC. A mayor concentración de cannabidiol, superiores son sus efectos aromáticos. Envíos discretos en paquetes opacos que no desprenden ningún olor.Las flores de CBD La Cordobesa están catalogadas como productos aromáticos. Su venta es totalmente legal y nuestros usuarios las usan en momentos de distensión. Ítem de utilización comercial. No apto para el consumo humano. Beneficios. Sobre de Flor de CBD La Cordobesa Candy Kush: dulce y especiada, garantía de potencia.Sobre de Flor de CBD La Cordobesa Súper Limonera: espectacular aroma cítrico, cogollo ultracompacto.Sobre de Flor de CBD La Cordobesa Amnesia Haze: toques cítricos, dulces y amaderados. Rica en tricomas y pistilos.Al comprar estas flores en el Pack 18 (coloquialmente conocido como Pack Madredelamorhermoso), te ahorras 12 euros (el gramo pasa de costar 9  a 7,67 ).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_18-florcbd-001.webp?v=1698336128</text:p>
          </table:table-cell>
        </table:table-row>
        <table:table-row table:style-name="ro1">
          <table:table-cell office:value-type="string" calcext:value-type="string">
            <text:p>Cogollo de Flor Aromática de CBD Indoor al 18,81% ˇ La Cordobesa Candy Kush</text:p>
          </table:table-cell>
          <table:table-cell office:value-type="string" calcext:value-type="string">
            <text:p>La Flor de CBD La Cordobesa Candy Kush es una flor aromática de cáńamo industrial rica en CBD (18,81%) y, como todas las flores de La Cordobesa CBD, con menos de 0,2% de THC. Da igual cuánto tiempo pase. Hay sabores y olores reconfortantes, las sensaciones refugio, que te transportan a tu nińez en un instante. Con tus cuarenta tacos, tus canas y tu pesadez sobre el sofá de casa, te conviertes, de repente, en un crío, descalzo, gritón y feliz. Te acuerdas de que en el fondo lo sigues siendo, y que conservarlo es lo único importante. żY este rollo para una flor de CBD? Pues es que la flor de CBD La Cordobesa Candy Kush va de eso: de los caramelos, claro, pero también de los dibujitos de nuestra infancia. żCursis nosotros? Lee bien: 18,81% de CBD. Garantía de potencia en los cogollos CBD.Estos cogollos de CBD han sido cultivados con algunas de las mejores genéticas Kush de California. De hecho, se trata de un cruce entre Auto Pounder y Kush. Como todas las Kush, sus orígenes se remontan a las montańas de Hindy Kush, en Afganistán. Una de las flores de cáńamo más cosmopolitas que tenemos. Se envía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Flor La CordobesaŽ Candy Kush es una flor de CBD de cáńamo industrial con un alto porcentaje de CBD (18,81%). Te gustará el aroma de esta flor si te gustan los caramelos y las especias. Una de nuestras flores más potentes y placenteras. Su color es verde oscuro, con mucha resina. Cogollos compactos de tamańo medio/pequeńo.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rdobesaCandyKush-florcbd-001.webp?v=1697527953</text:p>
          </table:table-cell>
        </table:table-row>
        <table:table-row table:style-name="ro1">
          <table:table-cell office:value-type="string" calcext:value-type="string">
            <text:p>Cogollo de Flor Aromática de CBD Indoor al 13% ˇ La Cordobesa Tiki Taka</text:p>
          </table:table-cell>
          <table:table-cell office:value-type="string" calcext:value-type="string">
            <text:p>La Flor de CBD Indoor La Cordobesa Tiki Taka es la flor de los jugones. La flor de una forma romántica de ver el fútbol, en la que queremos muchos medias puntas y extremos jugones. Querríamos ver a Matt Le Tissier tirando vaselinas, a Van Basten marcando voleas desde la esquina o a Iniesta bailando entre italianos. La Flor La Cordobesa Tiki Taka es para aquellos que lloraron en el minuto 116, y para los que, al leer esto, se le ponen los vellos de punta. Como a nosotros. Vivan los jugones.Cultivo indoor: es decir, los cogollos de CBD solo han recibido luz artificial y en interior. Se envía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Flor La CordobesaŽ Tiki Taka es una flor de CBD de cáńamo industrial con un alto porcentaje de CBD (13%). Te gustará el aroma de esta flor si te gustan las notas refinadas, dulces y sutiles. Su cogollo es especialmente compacto y con muy pocas hojitas. Una delicatessen.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CordobesaTikiTaka-florcbd-001.webp?v=1697528846</text:p>
          </table:table-cell>
        </table:table-row>
        <table:table-row table:style-name="ro1">
          <table:table-cell office:value-type="string" calcext:value-type="string">
            <text:p>Pack Playa ˇ 3 Flores Aromáticas de CBD con regalo incluido</text:p>
          </table:table-cell>
          <table:table-cell office:value-type="string" calcext:value-type="string">
            <text:p>El Pack Playa La Cordobesa se compone de tres de nuestras flores de CBD: La Cordobesa Tradicional, Limonera y Naranjita. Además, La Cordobesa Hash de regalo.Pidiendo 1 unidad del pack: recibes 2 gramos de cada flor (total 6 g), y además el regalo de 1 g extra de La Cordobesa Hash.Pidiendo 2 unidades del pack: 4 gramos de cada flor (12 g), regalo de 3 g extra de La Cordobesa Hash.Pidiendo 3 unidades del pack: 6 gramos de cada flor (18 g), regalo de 5 g extra de La Cordobesa Hash.Pidiendo 4 unidades del pack: 8 gramos de cada flor (24 g), regalo de 7 g extra de La Cordobesa Hash.Cogollos de flor de CBD provenientes del cáńamo industrial. Contiene CBD y menos de 0,2% de THC, como rige la ley espańola. Todos nuestros cogollos de flor aromática de cáńamo, así como el hachís CBD o resina de hachís, nacen de semillas certificadas por la Unión Europea. Técnicas de cultivo punteras y sostenibles.Las flores de CBD La Cordobesa están catalogadas como productos aromáticos. Su venta es totalmente legal y nuestros usuarios las usan en momentos de distensión. Ítem de utilización comercial. No apto para el consumo humano. Beneficios. Este pack La Cordobesa ofrece una combinación perfecta de flores de CBD que, con sólo verlas, ya recuerdan a las colores claros y notas frescas del verano, así como a su sensación de ligereza. Te sacarán del día a día para transportarte, con sus aromas, a tu lugar favorito. Sin efectos psicoactivos.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Playa-Otros-001.webp?v=1698336067</text:p>
          </table:table-cell>
        </table:table-row>
        <table:table-row table:style-name="ro1">
          <table:table-cell office:value-type="string" calcext:value-type="string">
            <text:p>Cogollo de Flor Aromática de CBD al 14,87% ˇ La Cordobesa Naranjita</text:p>
          </table:table-cell>
          <table:table-cell office:value-type="string" calcext:value-type="string">
            <text:p>La Flor de CBD La CordobesaŽ Naranjita es una flor aromática de cáńamo industrial rica en CBD (14,78%) y con menos de 0,2% de THC. Cultivo de interior con semilla Finola. Desprende un maravilloso olor a naranja. Envío en paquetes opacos que no desprenden ningún olor.Nueva variedad Truffle Orange. Igual de refrescante que la versión anterior, pero con la sofisticación y potencia de una Truffle. Preciosos cogollos oscuros que denotan su toque gourmet.Las flores de CBD La Cordobesa están catalogadas como productos aromáticos. Su venta es totalmente legal y nuestros usuarios las usan en momentos de distensión, Ítem de utilización comercial. No apto para el consumo humano.Beneficios. <text:s/>La Flor de CBD La CordobesaŽ Naranjita es una flor de CBD de cáńamo industrial con un alto porcentaje de CBD (14,78%). Te gustará el aroma de esta flor de CBD si la primavera es tu estación fetiche, te pirra el olor de la ropa nueva y viajar a países orientales. Curación media y cogollo compacto.Sostenibilidad. Cultivada en la Alpujarra en zona interior, la Flor de CBD La CordobesaŽ Naranjita procede de un cultivo orgánico y ecológico con certificados BIO por la UE. Semilla certificada por la Unión Europea. Sin terpenos ni productos químicos. Como todas nuestras flores de cáńamo, se acompańa de un análisis composicional certificado por CTAEX.</text:p>
          </table:table-cell>
          <table:table-cell office:value-type="string" calcext:value-type="string">
            <text:p>Flores de CBD</text:p>
          </table:table-cell>
          <table:table-cell office:value-type="string" calcext:value-type="string">
            <text:p>https://cdn.shopify.com/s/files/1/0743/4357/9926/files/NaranjitaNew.jpg?v=1704976604</text:p>
          </table:table-cell>
        </table:table-row>
        <table:table-row table:style-name="ro1">
          <table:table-cell office:value-type="string" calcext:value-type="string">
            <text:p>Cogollo de Flor Aromática de CBD Indoor al 22,20% ˇ La Cordobesa Amnesia Haze ˇ</text:p>
          </table:table-cell>
          <table:table-cell office:value-type="string" calcext:value-type="string">
            <text:p>La Cordobesa Amnesia Haze es una flor de cáńamo industrial de La Cordobesa CBD un 22,20% de CBD y menos del 0,2% de THC. Es una de nuestras flores premium de CBD. Pertenece, sin duda, al top 3 de las mejores flores de CBD que hemos tenido en ProfesorCBD. Cogollos CBD de un porcentaje extraordinario de cannabidiol, por lo que sus efectos son superiores a los del resto. Cogollos de CBD muy compactos y de color verde anaranjado debido a la gran cantidad de tricomas y pistilos. Envío discreto en paquetes opacos y sin olor.Las flores de CBD La Cordobesa están catalogadas como productos aromáticos. Su venta es totalmente legal y nuestros usuarios las usan en momentos de distensión. Ítem de utilización comercial. No apto para el consumo humano. Beneficios. La Amnesia es un cogollo de flor de cáńamo con un alto contenido de CBD. Tiene un aroma muy característico de las genéticas sativas, con toques cítricos, fruta dulce y maderas exóticas, que nos recuerda a la Amnesia Haze tradicional. Te gustará el aroma de esta flor si te gustan los cócteles sofisticados, la fruta bien madura y los olores potentes.Sostenibilidad. Estas flores de cáńamo proceden de un cultivo orgánico y ecológico de interior con certificados BIO por la Unión Europea. Sin pesticidas, ni herbicidas. Semilla Fedora 17 certificada por la Unión Europea.</text:p>
          </table:table-cell>
          <table:table-cell office:value-type="string" calcext:value-type="string">
            <text:p>Flores de CBD</text:p>
          </table:table-cell>
          <table:table-cell office:value-type="string" calcext:value-type="string">
            <text:p>https://cdn.shopify.com/s/files/1/0743/4357/9926/files/FlorLaCordobesaAmnesiaHaze-florcbd-001.webp?v=1699961356</text:p>
          </table:table-cell>
        </table:table-row>
        <table:table-row table:style-name="ro1">
          <table:table-cell office:value-type="string" calcext:value-type="string">
            <text:p>Cogollo de Flor Aromática de CBD al 4% ˇ La Generosa Tradicional</text:p>
          </table:table-cell>
          <table:table-cell office:value-type="string" calcext:value-type="string">
            <text:p>La Flor Aromática de Cáńamo Industrial La GenerosaŽ contiene 4% de CBD y menos de 0,2% de THC, el límite legal en Espańa, como todos nuestros cogollos de flor aromática de cáńamo. Con la familia de flores La Generosa marcamos un hito en nuestra historia como compańía: lanzar la flor de cannabidiol más barata del mercado, a un imbatible precio de 3 euros el gramo. Porque, żde qué vale atesorar un sinfín de beneficios si no hay una mayoría que los disfrute?Cultivo glasshouse, de más calidad que el cultivo exterior. Proveniente de plantas de cáńamo del campo andaluz, donde se encuentran los mejores cultivos de CBD. Esta flor de CBD de alta calidad y cogollos densos carece de efectos psicoactivos, como todas las flores de cannabis La Cordobesa. Cannabis legal sin efectos secundarios. Su contenido en CBD te permitirá experimentar los efectos beneficiosos de esta nueva ola del bienestar. Envío discreto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democratización de los productos de cannabidiol y flores de cáńamo o flores de CBD es un objetivo esencial de ProfesorCBD desde su nacimiento. Por ello, a nuestros esfuerzos por divulgar y vender bajo los más exigentes criterios de calidad y transparencia, se une el de buscar precios más asequibles que permitan un CBD para todos los públicos o bolsillos. La Flor La Generosa es una de nuestras cumbres en este camino. Su aroma dulce y aroma afrutado, con matices terrosos y notas dulces de mandarina, hacen de este híbrido de Cannabis sativa dominante una de las variedades más tentadoras y populares del mercado. Te gustará el aroma de esta flor si te gustan las margaritas y el olor de la tierra mojada.Para mantener el nivel de calidad de tu flor y el aroma intenso, y conservarla en las mejores condiciones, te recomendamos guardarla en un lugar fresco y seco, lejos de cualquier fuente de luz directa: unas condiciones ambientales negativas podrían deteriorarla. Los cogollos de cannabis mantienen así su color verde y efectos positivos. La variedad de cogollos La Generosa es la más asequible de nuestra gama de productos. Sin efectos psicotrópicos.Sostenibilidad. Todas nuestras flores de CBD provienen de cultivos orgánicos de cáńamo industrial ubicados en Extremadura o Andalucía, para apoyar el tejido social y económico más próximo y minimizar el impacto del transporte. Semillas certificadas por la UE.</text:p>
          </table:table-cell>
          <table:table-cell office:value-type="string" calcext:value-type="string">
            <text:p>Flores de CBD</text:p>
          </table:table-cell>
          <table:table-cell office:value-type="string" calcext:value-type="string">
            <text:p>https://cdn.shopify.com/s/files/1/0743/4357/9926/files/FlorLaGenerosa-florcbd-001.webp?v=1697528180</text:p>
          </table:table-cell>
        </table:table-row>
        <table:table-row table:style-name="ro1">
          <table:table-cell office:value-type="string" calcext:value-type="string">
            <text:p>Cogollo de Flor Aromática de CBD al 15,78% ˇ La Cordobesa Limonera</text:p>
          </table:table-cell>
          <table:table-cell office:value-type="string" calcext:value-type="string">
            <text:p>La Cordobesa Limonera contiene un 15,78% de CBD y menos de 0,2% de THC, como rige la ley espańola sobre las flores de cáńamo. Esta flor, cultivada en interior con semilla Finola, es una variedad Lemon Haze con un aroma cítrico espectacular. En el top 3 de nuestras mejores flores o cogollos de CBD. Cogollos de tamańo medio/grande y compacto. Envío en paquetes opacos que no desprenden ningún olor.Las flores de CBD La Cordobesa están catalogadas como productos aromáticos. Su venta es totalmente legal y nuestros usuarios las usan en momentos de distensión, antes de ir a dormir o ante una necesidad rápida de soluciones. Ítem de utilización comercial. No apto para el consumo humano.Beneficios. La Flor La CordobesaŽ Limonera es una flor de CBD de cáńamo industrial con un alto porcentaje de CBD (15,78%). Te gustará el aroma de esta flor si te relajas con las velas aromáticas, eres feliz con los ambientes soleados y no consideras que exista olor superior al de unas sábanas recién lavadas.Sostenibilidad. La Cordobesa Limonera procede de un cultivo interior orgánico y ecológico con certificados BIO por la Unión Europea. Sin pesticidas, ni herbicidas.</text:p>
          </table:table-cell>
          <table:table-cell office:value-type="string" calcext:value-type="string">
            <text:p>Flores de CBD</text:p>
          </table:table-cell>
          <table:table-cell office:value-type="string" calcext:value-type="string">
            <text:p>https://cdn.shopify.com/s/files/1/0743/4357/9926/files/FlorLaCordobesaLimonera-florcbd-001.webp?v=1697528697</text:p>
          </table:table-cell>
        </table:table-row>
        <table:table-row table:style-name="ro1">
          <table:table-cell office:value-type="string" calcext:value-type="string">
            <text:p>Pack La Cordobesa ˇ Regala CBD</text:p>
          </table:table-cell>
          <table:table-cell office:value-type="string" calcext:value-type="string">
            <text:p>Packs La Cordobesa - Regala CBD, compuestos por flores y hash La CordobesaŽ, en tres formatos y precios diferentes que se adaptan a todos los públicos:PACK 1: 7 variedades flores (Tradicional, Limonera, Helada, Atleta, Legal, Naranjita y Tiki Taka) y 2 resinas (Hachís y Resina), con 3 gramos por variedad un total de 27 gramos. El gramo sale a 4,83 .PACK 2: 7 variedades de flores (Tradicional, Limonera, Helada, Atleta, Legal, Naranjita y Tiki Taka) , con 3 gramos por variedad un total de 21 gramos. El gramo sale a 5,01 .PACK 3: Compuesto por nuestras 4 flores más vendidas (Tradicional, Helada, Atleta y Tiki Taka), 3 gramos por variedad un total de 12 gramos. El gramo sale a 5,43 .Las Flores Aromática de Cáńamo Industrial La CordobesaŽ son el resultado unir las técnicas de cultivo artesanal con las tecnologías agrícolas más punteras, que dotan al producto final de la confianza de agricultor, organismos estatales y usuario final. No tiene efectos psicoactivos. Envío discreto en paquetes opacos que no desprenden ningún olor.Las flores de CBD La Cordobesa están catalogadas como productos aromáticos. Su venta es totalmente legal y nuestros usuarios las usan en momentos de distensión. Ítem de utilización comercial. No apto para el consumo humano. <text:s/>Beneficios. Los propios de las variedades de flor que elijas para tu Pack Regala CBD.Sostenibilidad. Todos nuestros cogollos de flor aromática de cáńamo, así como el hachís CBD o resina de hachís, provienen de semillas certificadas por la Unión Europea. Técnicas de cultivo punteras y sostenibles. Sin terpenos ni productos químicos.</text:p>
          </table:table-cell>
          <table:table-cell office:value-type="string" calcext:value-type="string">
            <text:p>Flores de CBD</text:p>
          </table:table-cell>
          <table:table-cell office:value-type="string" calcext:value-type="string">
            <text:p>https://cdn.shopify.com/s/files/1/0743/4357/9926/files/PackRegalaCBD_16503933-9604-4f0e-a06d-e6c8674049b2.webp?v=1697529976</text:p>
          </table:table-cell>
        </table:table-row>
        <table:table-row table:style-name="ro1">
          <table:table-cell office:value-type="string" calcext:value-type="string">
            <text:p>Hachís aromático de Cáńamo con 16,08% de CBD La Cordobesa Hash</text:p>
          </table:table-cell>
          <table:table-cell office:value-type="string" calcext:value-type="string">
            <text:p>El Hachís Aromático de Cáńamo La Cordobesa Hash contiene 16,08% de CBD y menos de 0,2% de THC. Un interesante hachís legal, de la variedad Orange, cuya versión mejorada incorporamos a nuestras variedades de hachís bajo el sello La Cordobesa. Es una actualización que data de julio de 2021, realizada para elevar su calidad y cualidades organolépticas. Producto natural de alta calidad, ideal para los amantes del hachís tradicional. Se envía en paquetes opacos y discretos que no desprenden ningún olor.Las resinas de CBD La Cordobesa están catalogadas como productos aromáticos. Su venta es totalmente legal y nuestros usuarios las usan en momentos de distensión. Ítem de utilización comercial. No apto para el consumo humano. Beneficios. El hachís de cáńamo La CordobesaŽ Hash (hachís CBD) contiene 16,08% de CBD total. Su alto contenido de cannabidiol la convierten en un hachís extraído muy interesante. Producto seco y granulado, sencillo de manipular y de fácil entrada aromática.Sostenibilidad. Este hachís CBD, de la familia La Cordobesa CBD, es un producto 100% espańol sin terpenos, herbicidas ni pesticidas. Cultivado en Andalucía, a partir de semillas certificadas por la Unión Europea Futura75.</text:p>
          </table:table-cell>
          <table:table-cell office:value-type="string" calcext:value-type="string">
            <text:p>Flores de CBD</text:p>
          </table:table-cell>
          <table:table-cell office:value-type="string" calcext:value-type="string">
            <text:p>https://cdn.shopify.com/s/files/1/0743/4357/9926/files/ResinaLaCordobesaHash-florcbd-001.webp?v=1697608903</text:p>
          </table:table-cell>
        </table:table-row>
        <table:table-row table:style-name="ro1">
          <table:table-cell office:value-type="string" calcext:value-type="string">
            <text:p>Cogollo de Flor de CBG 8% ˇ La Cordobesa Cannabigerol</text:p>
          </table:table-cell>
          <table:table-cell office:value-type="string" calcext:value-type="string">
            <text:p>La Flor de CBG La Cordobesa Cannabigerol es una flor aromática de cáńamo industrial rica en CBG (8%) y con menos de 0,2% de THC. Esta flor de La Cordobesa CBD es rica en el cannabinoide que arrasa en EE UU, el CBG. Tan placentera como las flores del CBD, pero con un aspecto más limpio y plateado, gracias al reflejo que aportan sus tricomas. Olor afrutado. Envío discreto en paquetes opacos y sin olor.Las flores de CBD La Cordobesa están catalogadas como productos aromáticos. Su venta es totalmente legal y nuestros usuarios las usan en momentos de distensión. Ítem de utilización comercial. No apto para el consumo humano.Beneficios. La Flor La CordobesaŽ Cannabigerol es una flor de CBG de cáńamo industrial con un alto porcentaje de CBG (8%). Te gustará el aroma de estos cogollos CBG si te gustan los puestos de frutas de los mercados de abastos y buscar siempre la diferencia en tus planes. Cogollo compacto, de excelente tamańo y curación media.Sostenibilidad. Flores de cáńamo cultivadas en Extremadura. Así, se reduce la huella de carbono de su transporte y, a la misma vez, se invierte en el tejido social y económico más próximo. Semilla certificada Santhica por la Unión Europea. Orgánica y 100% BIO.</text:p>
          </table:table-cell>
          <table:table-cell office:value-type="string" calcext:value-type="string">
            <text:p>Flores de CBD</text:p>
          </table:table-cell>
          <table:table-cell office:value-type="string" calcext:value-type="string">
            <text:p>https://cdn.shopify.com/s/files/1/0743/4357/9926/files/FlorLaCordobesaCBG-florcbd-001.webp?v=1697527993</text:p>
          </table:table-cell>
        </table:table-row>
        <table:table-row table:style-name="ro1">
          <table:table-cell office:value-type="string" calcext:value-type="string">
            <text:p>Aceite de CBD 5% (500mg) para mascotas sin THC ˇ NalaTales</text:p>
          </table:table-cell>
          <table:table-cell office:value-type="string" calcext:value-type="string">
            <text:p>El aceite de CBD para perros y gatos hakunaOil NalaTales es un aceite de CBD aislado (sin otros cannabinoides al 99,9%). 0% de THC. Sin efectos secundarios. Sin efectos psicoactivos. Alta calidad. No apto para el consumo humano. Producto de procedente del cáńamo y de uso industrial. Envase de 10 ml: 320 gotas aprox. Conservar en la nevera.Se entrega directamente en bote, sin caja. Un pequeńo gesto por la reducción de desperdicio que a tu mascota no le importará, y nuestro planeta sí agradece.La dosificación estándar depende de su peso corporal. Dosis recomendada:&lt;10kg = 1gota al día10-20kg = 2 gotas día&gt;20kg = 3 gotas al díaBeneficios. El CBD afecta a los animales que, al igual que las personas, tienen sistema endocannabinoide. Ya sean perros, gatos, caballos u otros vertebrados, nuestras mascotas pueden disfrutar de las mismas propiedades que disfrutamos los humanos y los innumerables beneficios del CBD.Ingredientes. Aceite con base MCT, cannabidiol aislado al 99,9% y aceite de salmón.Sostenibilidad. El aceite de CBD para perros y gatos NalaTales, de hakunaOil, proviene de cultivo ecológico y orgánico certificado de cáńamo industrial por la Unión Europea. Producto espańol con analíticas certificadas espańolas. Cultivado en Andalucía y Extremadura.</text:p>
          </table:table-cell>
          <table:table-cell office:value-type="string" calcext:value-type="string">
            <text:p>Aceites de CBD</text:p>
          </table:table-cell>
          <table:table-cell office:value-type="string" calcext:value-type="string">
            <text:p>https://cdn.shopify.com/s/files/1/0743/4357/9926/products/ISOLATE-1.jpg?v=1683734875</text:p>
          </table:table-cell>
        </table:table-row>
        <table:table-row table:style-name="ro1">
          <table:table-cell office:value-type="string" calcext:value-type="string">
            <text:p>Pack Montańa ˇ 3 Flores Aromáticas de CBD con regalo incluido</text:p>
          </table:table-cell>
          <table:table-cell office:value-type="string" calcext:value-type="string">
            <text:p>Pack de tres de nuestras flores de CBD: La Cordobesa Tradicional, Legal y Helada. Además, La Cordobesa Hash de regalo.Pidiendo 1 unidad del pack: recibes 2 gramos de cada flor (total 6 g), y además el regalo de 1 g extra de La Cordobesa Hash.Pidiendo 2 unidades del pack: 4 gramos de cada flor(12 g), regalo de 3 g extra de La Cordobesa Hash.Pidiendo 3 unidades del pack: 6 gramos de cada flor (18 g), regalo de 5 g extra de La Cordobesa Hash.Pidiendo 4 unidades del pack: 8 gramos de cada flor (24 g), regalo de 7 g extra de La Cordobesa Hash.Cogollos de flor de CBD provenientes del cáńamo industrial. Contiene CBD y menos de 0,2% de THC, como rige la ley espańola. Todos nuestros cogollos de flor aromática de cáńamo, así como el hachís CBD o resina de hachís, nacen de semillas certificadas por la Unión Europea. Técnicas de cultivo punteras y sostenibles.Las flores de CBD La Cordobesa están catalogadas como productos aromáticos. Su venta es totalmente legal y nuestros usuarios las usan en momentos de distensión. Ítem de utilización comercial. No apto para el consumo humano. Beneficios. Este pack La Cordobesa ofrece una combinación perfecta de flores de CBD que, con sólo verlas, ya recuerdan a la brisa y los colores típicos de las montańas, así como a la sensación de libertad. Te sacarán del día a día para transportarte, con sus aromas, a tu lugar favorito. Sin efectos psicoactivos.Sostenibilidad. Nuestras flores de CBD están cultivadas sin pesticidas, ni metales, ni fertilizantes de ningún tipo, ya que proceden de un cultivo orgánico y ecológico.</text:p>
          </table:table-cell>
          <table:table-cell office:value-type="string" calcext:value-type="string">
            <text:p>Flores de CBD</text:p>
          </table:table-cell>
          <table:table-cell office:value-type="string" calcext:value-type="string">
            <text:p>https://cdn.shopify.com/s/files/1/0743/4357/9926/files/PackMontana-Otro-001.webp?v=1698073652</text:p>
          </table:table-cell>
        </table:table-row>
        <table:table-row table:style-name="ro1">
          <table:table-cell office:value-type="string" calcext:value-type="string">
            <text:p>Cogollo de Flor Aromática de CBD Indoor al 23,58% ˇ La Cordobesa Súper Limonera (Lemon Haze)</text:p>
          </table:table-cell>
          <table:table-cell office:value-type="string" calcext:value-type="string">
            <text:p>La Cordobesa Súper Limonera es una de las joyas de la corona de La Cordobesa CBD, una flor de cáńamo industrial con un 23,58% de CBD y menos de 0,2% de THC, como rige la ley espańola. Destaca entre las flores de cáńamo, porque es una variedad Lemon Haze y su aroma cítrico y matices terrosos resultan espectaculares. En el top 5 de flores de CBD que hay en el catálogo de ProfesorCBD. Cogollo de color verde especialmente claro: tiende al color amarillo.Las flores de CBD La Cordobesa están catalogadas como productos aromáticos. Su venta es totalmente legal y nuestros usuarios las usan en momentos de distensión. Ítem de utilización comercial. No apto para el consumo humano. Beneficios. La Flor de CBD La CordobesaŽ Súper Limoneral es una flor de CBD de cáńamo industrial, una variedad de cannabis legal en Espańa, con un alto porcentaje de CBD (23,58%). Te gustará el aroma de la Súper Lemon Haze si te gustan los refrescos con aroma a limón y pimienta negra, las notas frutales, el olor del verano y la esencia de un espeto a pie de playa. Cogollos de CBD de tamańo medio y de una compicidad pocas veces vista. Aroma complejo, aroma irresistible. Sostenibilidad. Procede de un cultivo orgánico y ecológico de interior con certificados BIO por la Unión Europea. Mayor calidad que la cosecha en exterior o cultivo al aire libre. Sin pesticidas, ni herbicidas. Semilla Fedora 17 certificada por la Unión Europea.</text:p>
          </table:table-cell>
          <table:table-cell office:value-type="string" calcext:value-type="string">
            <text:p>Flores de CBD</text:p>
          </table:table-cell>
          <table:table-cell office:value-type="string" calcext:value-type="string">
            <text:p>https://cdn.shopify.com/s/files/1/0743/4357/9926/files/FlorLaCordobesaSuperLimonera-florcbd-001.webp?v=1697528816</text:p>
          </table:table-cell>
        </table:table-row>
        <table:table-row table:style-name="ro1">
          <table:table-cell office:value-type="string" calcext:value-type="string">
            <text:p>Cogollo de Flor Aromática de CBD al 16,30% ˇ La Cordobesa Legal ˇ CL13</text:p>
          </table:table-cell>
          <table:table-cell office:value-type="string" calcext:value-type="string">
            <text:p>La Flor de CBD La CordobesaŽ Legal es una flor aromática de cáńamo industrial rica en CBD (16,30%) y con menos de 0,2% de THC. La CordobesaŽ Legal ˇ CL13 es el resultado de unir las técnicas de cultivo artesanal con las tecnologías agrícolas más punteras, que dotan al producto final (flores de cáńamo) de la confianza de agricultor, organismos estatales y usuario. Cultivada en Greenhouse, es decir, de interior con luz natural. Posiblemente, la mejor flor de La Cordobesa CBD que hayamos tenido en ańos de cosecha.Envío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Flor de CBD La CordobesaŽ Legal es una flor de CBD de cáńamo industrial con un alto porcentaje de CBD (16,30%). Dulce y potente. Para amantes del placer más esencial.Sostenibilidad. Cultivo ecológico y orgánico muy superior al de las flores italianas o suizas, que suelen tener terpenos químicos. Cogollos CBD 100% espańoles, cultivados en Granada y recogidos en mayo de 2023. Semilla Carmagnola certificada por la Unión Europea.</text:p>
          </table:table-cell>
          <table:table-cell office:value-type="string" calcext:value-type="string">
            <text:p>Flores de CBD</text:p>
          </table:table-cell>
          <table:table-cell office:value-type="string" calcext:value-type="string">
            <text:p>https://cdn.shopify.com/s/files/1/0743/4357/9926/files/FlorLaCordobesaLegal-florcbd-001.webp?v=1697528516</text:p>
          </table:table-cell>
        </table:table-row>
        <table:table-row table:style-name="ro1">
          <table:table-cell office:value-type="string" calcext:value-type="string">
            <text:p>Aceite CBD Premium hakunaOil al 30% Full Spectrum con base MCT</text:p>
          </table:table-cell>
          <table:table-cell office:value-type="string" calcext:value-type="string">
            <text:p>El aceite de CBD hakunaOil al 30% es un aceite con 3.000mg de CBD (30%) de espectro completo o full spectrum. Esto significa que, además del cannabidiol, contiene otros cannabinoides: CBN, CBDA, CBG, CBC y terpenos. La presencia de todos ellos crea el efecto séquito, que puede potenciar los beneficios del aceite de CBD. Tarro de 10ml: 320 gotas aprox. Menos de 0,2% de THC. Es decir, no provoca adicción ni tiene ningún efecto psicoactivo. Sin efectos secundarios.Los aceites de CBD full spectrum se suelen elaborar con tres tipos de base: MCT, aceite de oliva o aceite de cáńamo. La primera, también conocida como aceite de coco, mejora el aprovechamiento de los cannabinoides por parte de los receptores del cuerpo humano, al contener niveles de grasa saturada cercanos al 80%. Debido a esto, en hakunaOil trabajamos mayoritariamente con MCT C8, sumando una pequeńa parte de aceites de cáńamo y oliva (un gran conservador del CBD). Es el caso de nuestro aceite hakunaOil al 30% de CBD.Este aceite de CBD ha de almacenarse en un lugar oscuro y fresco. No recomendado para mujeres embarazadas o lactantes. Mantener fuera del alcance de los nińos.Beneficios. Este aceite es para ti si ya conoces a la perfección los beneficios del cannabidiol y buscas lo más potente de nuestro catálogo. Aquí lo tienes. Aceite de CBD vegano, sin lactosa, sin gluten y sin conservantes.Ingredientes. Caprylic/Capric Triglyceride, CBD, aceite de cáńamo, aceite de oliva y aceite MCT.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FullSpectrum30_CBD10ml-aceitecbd-001.webp?v=1699961175</text:p>
          </table:table-cell>
        </table:table-row>
        <table:table-row table:style-name="ro1">
          <table:table-cell office:value-type="string" calcext:value-type="string">
            <text:p>Aceite CBD Premium hakunaOil al 15% Full Spectrum con base MCT</text:p>
          </table:table-cell>
          <table:table-cell office:value-type="string" calcext:value-type="string">
            <text:p>El aceite de CBD hakunaOil al 15% es un aceite con 1.500mg de CBD (15%) de espectro completo o full spectrum. Esto significa que, además del cannabidiol, contiene otros cannabinoides: CBN, CBDA, CBG, CBC y terpenos. La presencia de todos ellos crea el efecto séquito, que puede potenciar los beneficios del aceite de CBD. Tarro de 10ml: 320 gotas aprox. Menos de 0,2% de THC. Es decir, no provoca adicción ni tiene ningún efecto psicoactivo. Sin efectos secundarios.Los aceites de CBD full spectrum se suelen elaborar con tres tipos de base: MCT, aceite de oliva o aceite de cáńamo. La primera, también conocida como aceite de coco, mejora el aprovechamiento de los cannabinoides por parte de los receptores del cuerpo humano, al contener niveles de grasa saturada cercanos al 80%. Debido a esto, en hakunaOil trabajamos mayoritariamente con MCT C8, sumando una pequeńa parte de aceites de cáńamo y oliva (un gran conservador del CBD). Es el caso de nuestro aceite hakuna oil al 15% de CBD.Este aceite de CBD ha de almacenarse en un lugar oscuro y fresco. No recomendado para mujeres embarazadas o lactantes. Mantener fuera del alcance de los nińos.Beneficios. Cada bote de nuestro aceite CBD nace del encomiable esfuerzo de agricultores, formuladores y otros conocedores del mundo natural cuya misión es condensar en una simple sustancia líquida los pilares más esenciales del bienestar. Este aceite es para ti si necesitas una potencia media/alta: no en vano, se le conoce como las gotas que descolman el vaso. Aceite de CBD vegano, sin lactosa, sin gluten y sin conservantes.Ingredientes. Caprylic/Capric Triglyceride, CBD, aceite de cáńamo, aceite de oliva y aceite MCT.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FullSpectrum15_CBD10ml-aceitecbd-001.webp?v=1699961151</text:p>
          </table:table-cell>
        </table:table-row>
        <table:table-row table:style-name="ro1">
          <table:table-cell office:value-type="string" calcext:value-type="string">
            <text:p>Cogollo de Flor Aromática de CBD al 15,17% ˇ La Cordobesa Atleta</text:p>
          </table:table-cell>
          <table:table-cell office:value-type="string" calcext:value-type="string">
            <text:p>La Flor de CBD La CordobesaŽ Atleta es una flor aromática de cáńamo industrial rica en CBD (6,44%) y con menos de 0,2% de THC. Calidad superior. Esta flor se lanzó para celebrar la decisión de la Agencia Mundial Antidopaje de admitir el CBD como complemento legal. Súper olorosa y súper compacta. Tras unas semanas sin stock, vuelve a nuestro catálogo dispuesta a recuperar su lugar en el podio de vuestras flores de CBD favoritas. Pero viene con sorpresa un aroma más cítrico que nunca. Su variedad, Lemon Diesel, es una de las esencias cítricas más puras que existen entre las flores de CBD..Método de cultivo Greenhouse, que procura plantas de cannabis de mayor calidad que las que crecen al aire libre mediante cultivo exterior (outdoor). Las flores de cannabis provenientes de plantas de cáńamo industrial son totalmente legales y no producen efectos psicoactivos / efectos psicotrópicos. Sin efectos secundarios. También conocido como cannabis legal. Los paquetes son opacos y no desprenden ningún olor..Las flores de CBD La Cordobesa están catalogadas como productos aromáticos. Su venta es totalmente legal y nuestros usuarios las usan en momentos de distensión. Para mantener en buenas condiciones tus flores de CBD, te recomendamos almacenarla en envases herméticos, sin luz directa y lejos de la humedad y el calor. Las condiciones ambientales extremas podrían disminuir sus efectos beneficiosos. Nosotros te la enviaremos en un sobre kraft con cierre hermético, un tipo de papel que mantiene intactas sus propiedades y cualidades organolépticas. Ítem de utilización comercial. No apto para el consumo humano..Beneficios. La Flor de CBD La CordobesaŽ Atleta es una flor de CBD de cáńamo industrial con altos niveles de CBD (6,44%). Te gustará el aroma de estos cogollos de cáńamo si te gusta la limonada, el verano y los olores suaves y relajantes. Una clásica entre nuestra amplia variedad de flores. Producto de calidad..Sostenibilidad. Flores cultivadas en Málaga. La Flor de CBD La CordobesaŽ Atleta procede de un cultivo ecológico (sin fertilizantes químicos) con certificados BIO por la Unión Europea, por lo que su huella de carbono es mínima y no contiene metales pesados.</text:p>
          </table:table-cell>
          <table:table-cell office:value-type="string" calcext:value-type="string">
            <text:p>Flores de CBD</text:p>
          </table:table-cell>
          <table:table-cell office:value-type="string" calcext:value-type="string">
            <text:p>https://cdn.shopify.com/s/files/1/0743/4357/9926/files/FlorLaCordobesaAtleta-florcbd-001.webp?v=1697527894</text:p>
          </table:table-cell>
        </table:table-row>
        <table:table-row table:style-name="ro1">
          <table:table-cell office:value-type="string" calcext:value-type="string">
            <text:p>Aceite CBD Premium hakunaOil al 5% Full Spectrum con base MCT</text:p>
          </table:table-cell>
          <table:table-cell office:value-type="string" calcext:value-type="string">
            <text:p>El aceite de CBD hakunaOil al 5% es un aceite con 500mg de CBD (5%) de espectro completo o full spectrum. Esto significa que, además del cannabidiol, contiene otros cannabinoides: CBN, CBDA, CBG, CBC y terpenos. La presencia de todos ellos crea el efecto séquito, que puede potenciar los beneficios del aceite de CBD. Tarro de 10ml con 320 gotas aprox. Menos de 0,2% de THC. Es decir, no provoca adicción ni tiene ningún efecto psicoactivo. Sin efectos secundarios.Está compuesto por una base de aceite MCT C8 de alta calidad (triglicéridos de cadena media) proveniente del coco, así como de aceites de oliva y cáńamo. No hay más ingredientes que estos, la cantidad mínima de THC (&lt;0,2%) y un cannabidiol de elevada calidad.Este aceite de CBD ha de almacenarse en un lugar oscuro y fresco. No recomendado para mujeres embarazadas o lactantes. Mantener fuera del alcance de los nińos.Beneficios. Cada bote de nuestro aceite CBD nace del encomiable esfuerzo de agricultores, formuladores y otros conocedores del mundo natural cuya misión es condensar en una simple sustancia líquida los pilares más esenciales del bienestar. Aceite de CBD vegano, sin lactosa, sin gluten y sin conservantes.Ingredientes. Caprylic/Capric Triglyceride, CBD, aceite de cáńamo, aceite de oliva y aceite MCT.Sostenibilidad. Producción respetuosa, con Certificado Europeo de Agricultura Ecológica. Ingredientes de origen sostenible y envases ecológicos. Producto fabricado íntegramente en Espańa.</text:p>
          </table:table-cell>
          <table:table-cell office:value-type="string" calcext:value-type="string">
            <text:p>Aceites de CBD</text:p>
          </table:table-cell>
          <table:table-cell office:value-type="string" calcext:value-type="string">
            <text:p>https://cdn.shopify.com/s/files/1/0743/4357/9926/files/AceiteFullSpectrum5_CBD10ml-aceitecbd-001.webp?v=1699961270</text:p>
          </table:table-cell>
        </table:table-row>
        <table:table-row table:style-name="ro1">
          <table:table-cell office:value-type="string" calcext:value-type="string">
            <text:p>KamikaCBD eliquid CBD ˇ Plátano Canario al 5% (500mg)</text:p>
          </table:table-cell>
          <table:table-cell office:value-type="string" calcext:value-type="string">
            <text:p>El e-liquid de KamikaCBD Plátano Canario, con 5% de CBD, es un líquido para cigarrillos electrónicos con altos niveles de concentración de CBD, Este líquido para cigarrillo/vapeador/vapeo no contiene nicotina ni THC. El Camino del Samurai dice: Aquellos que nunca han cometido un error están en peligro. Por ello, no te lo pienses, se valiente y pruébalo. La combinación perfecta entre el CBD y los terpenos naturales con aroma a plátano. Formato 10ml  500mg. 1ml = ~31 gotas.Importante.Los eliquids de relleno de KamikaCBD tienen un precio súper reducido porque cumplieron en enero de 2024 su fecha deconsumopreferente. Esto implica que puedan ver ligeramente mermadas sus cualidades organolépticas, pero pueden usarsede modo totalmente seguro. Los eliquids no caducan.Cómo se usa. Este producto debe ser usado con un cigarrillo electrónico o vapeador. El líquido se calentará y se convertirá en aerosol. Compatible con todos los cigarrillos electrónicos. Consejo del ProfesorCBD: Por favor, no seamos burros y no hagamos experimentos. No recomendado para mujeres embarazadas o lactantes. Mantener fuera del alcance de los nińos.Beneficios. Acción inmediata, disfrute sensorial, experiencia placentera. Además, en Espańa está permitido vapear sin nicotina en todos los espacios públicos, por lo que los eliquids de CBD son un formato muy cómodo para quienes buscan no llamar la atención en su uso del cannabidiol.Ingredientes. Propilenglicol, glicerina vegetal y CBD. Máxima pureza.Sostenibilidad. El cáńamo industrial del que proceden CBD y terpenos naturales está cultivado de manera orgánica y tiene la certificación europea. Todos nuestros cultivos pasan por exhaustivos controles de calidad. Cáńamo orgánico. Cáńamo sin efectos secundarios.</text:p>
          </table:table-cell>
          <table:table-cell office:value-type="string" calcext:value-type="string">
            <text:p>eLiquids</text:p>
          </table:table-cell>
          <table:table-cell office:value-type="string" calcext:value-type="string">
            <text:p>https://cdn.shopify.com/s/files/1/0743/4357/9926/files/EliquidKamikaCBDPlatanoCanario-eliquidscbd-001.webp?v=1698074733</text:p>
          </table:table-cell>
        </table:table-row>
        <table:table-row table:style-name="ro1">
          <table:table-cell office:value-type="string" calcext:value-type="string">
            <text:p>KamikaCBD eliquid ˇ Vainilla Florentina ˇ al 5% (500mg) CBD</text:p>
          </table:table-cell>
          <table:table-cell office:value-type="string" calcext:value-type="string">
            <text:p>El e-liquid de KamikaCBD Vainilla Florentina, con 5% de CBD, es un líquido para cigarrillos electrónicos con altos niveles de concentración de CBD, Este líquido para cigarrillo/vapeador/vapeo no contiene nicotina ni THC. De la misma manera que no todas las vainillas son iguales, los e-liquids de sabores tampoco. Con este e-liquid de KamikaCBD, hemos conseguido que cuando vaporices te sientas viendo Florencia desde la Piazzale Michelangelo. Un auténtico sabor italiano.Formato 10ml  500mg. 1ml = ~31 gotasImportante.Los eliquids de relleno de KamikaCBD tienen un precio súper reducido porque cumplieron en enero de 2024 su fecha deconsumopreferente. Esto implica que puedan ver ligeramente mermadas sus cualidades organolépticas, pero pueden usarsede modo totalmente seguro. Los eliquids no caducan.Cómo se usa. Este producto debe ser usado con un cigarrillo electrónico o vapeador. El líquido se calentará y se convertirá en aerosol. Compatible con todos los cigarrillos electrónicos. Consejo del ProfesorCBD: Por favor, no seamos burros y no hagamos experimentos. No recomendado para mujeres embarazadas o lactantes. Mantener fuera del alcance de los nińos.Beneficios. Acción inmediata, disfrute sensorial, experiencia placentera. Además, en Espańa está permitido vapear sin nicotina en todos los espacios públicos, por lo que los e-liquids de CBD son un formato muy cómodo para quienes buscan no llamar la atención en su uso del cannabidiol.Ingredientes. Propilenglicol, glicerina vegetal y CBD. Máxima pureza.Sostenibilidad. El cáńamo industrial del que proceden CBD y terpenos naturales está cultivado de manera orgánica y tiene la certificación europea. Todos nuestros cultivos pasan por exhaustivos controles de calidad. Cáńamo orgánico. Cáńamo sin efectos secundarios.</text:p>
          </table:table-cell>
          <table:table-cell office:value-type="string" calcext:value-type="string">
            <text:p>eLiquids</text:p>
          </table:table-cell>
          <table:table-cell office:value-type="string" calcext:value-type="string">
            <text:p>https://cdn.shopify.com/s/files/1/0743/4357/9926/files/EliquidKamikaCBDVainillaFlorentina-eliquidscbd-001.webp?v=1698074694</text:p>
          </table:table-cell>
        </table:table-row>
        <table:table-row table:style-name="ro1">
          <table:table-cell office:value-type="string" calcext:value-type="string">
            <text:p>KamikaCBD eliquid ˇ Menta Molona ˇ al 5% (500mg) CBD</text:p>
          </table:table-cell>
          <table:table-cell office:value-type="string" calcext:value-type="string">
            <text:p>El e-liquid de CBD de KamikaCBD con aroma a Menta Molona, con 5% de cannabidiol, es un líquido para cigarrillos electrónicos con altos niveles de concentración de CBD. Este líquido para cigarrillo/vapeador/vapeo no contiene nicotina ni THC. El Camino del Samurai dice: Aquellos que nunca han cometido un error están en peligro. Por ello, no te lo pienses, se valiente y pruébalo. La combinación perfecta entre el CBD y los terpenos naturales con aroma a menta.Formato 10ml  500mg. 1ml = ~31 gotasImportante. Los eliquids de relleno de KamikaCBD tienen un precio súper reducido porque cumplieron en enero de 2024 su fecha deconsumopreferente. Esto implica que puedan ver ligeramente mermadas sus cualidades organolépticas, pero pueden usarsede modo totalmente seguro. Los eliquids no caducan.Cómo se usa. Este producto debe ser usado con un cigarrillo electrónico o vapeador. El líquido se calentará y se convertirá en aerosol. Compatible con todos los cigarrillos electrónicos. Consejo del ProfesorCBD: Por favor, no seamos burros y no hagamos experimentos. No recomendado para mujeres embarazadas o lactantes. Mantener fuera del alcance de los nińos.Beneficios. Acción inmediata, disfrute sensorial, experiencia placentera. Además, en Espańa está permitido vapear sin nicotina en todos los espacios públicos, por lo que los eliquids de CBD son un formato muy cómodo para quienes buscan no llamar la atención en su uso del cannabidiol.Ingredientes. Propilenglicol, glicerina vegetal y CBD. Máxima pureza. Sostenibilidad. El cáńamo industrial del que proceden CBD y terpenos naturales está cultivado de manera orgánica y tiene la certificación europea. Todos nuestros cultivos pasan por exhaustivos controles de calidad. Cáńamo orgánico. Cáńamo sin efectos secundarios.</text:p>
          </table:table-cell>
          <table:table-cell office:value-type="string" calcext:value-type="string">
            <text:p>eLiquids</text:p>
          </table:table-cell>
          <table:table-cell office:value-type="string" calcext:value-type="string">
            <text:p>https://cdn.shopify.com/s/files/1/0743/4357/9926/files/EliquidKamikaCBDMentaMolona-eliquidscbd-001.webp?v=1698074650</text:p>
          </table:table-cell>
        </table:table-row>
        <table:table-row table:style-name="ro1">
          <table:table-cell office:value-type="string" calcext:value-type="string">
            <text:p>Cogollo de Flor Aromática de CBD al 16,49% ˇ La Cordobesa Tradicional</text:p>
          </table:table-cell>
          <table:table-cell office:value-type="string" calcext:value-type="string">
            <text:p>La Flor de CBD La CordobesaŽ Tradicionales unaflor aromática de cáńamo industrialrica en CBD (16,49%) y conmenos de 0,2% de THC.Ahora disponemos de una nueva cosecha, con cogollos algo más pequeńos, pero compactos y súper olorosos. Fusión con genética californiana. Nuestra top ventas se supera. Más dulce que nunca. Esta flor de CBD destaca por sus propiedades organolépticas, ya que contiene un mayor número de terpenos de lo normal. Es una flor dulce con un suave aroma a fresa. El estandarte de La Cordobesa CBD. Envío en paquetes opacos que no desprenden ningún olor.Las flores de CBD La Cordobesa están catalogadas como productos aromáticos. Su venta es totalmente legal y nuestros usuarios las usan en momentos de distensión. Ítem de utilización comercial. No apto para el consumo humano.Beneficios. La Flor de CBDLaCordobesaŽ Tradicionales una flor de CBD de cáńamo industrialcon un alto porcentaje de CBD (16,49%). Te gustará el aroma de esta flor si te gustan los bombones rellenos de licor y los paseos por el campo. Su cogollo es compacto y con un grado medio de maduración.Sostenibilidad. Cultivada en Granada, la Flor de CBD La CordobesaŽ Tradicional procede de un cultivo orgánico y ecológico con certificados BIO por la UE, por lo que su huella de carbono es mínima. Este cogollo CBD proviene de una semilla, certificada por la UE. Cultivada sin pesticidas ni herbicidas.</text:p>
          </table:table-cell>
          <table:table-cell office:value-type="string" calcext:value-type="string">
            <text:p>Flores de CBD</text:p>
          </table:table-cell>
          <table:table-cell office:value-type="string" calcext:value-type="string">
            <text:p>https://cdn.shopify.com/s/files/1/0743/4357/9926/files/FlorLaCordobesaTradicional-florcbd-001_f9e363f3-b985-4652-b40f-ca2cd6ae1d75.webp?v=1698074079</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4">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1" meta:cell-count="300" meta:object-count="0"/>
    <meta:generator>LibreOffice/24.2.0.3$Windows_X86_64 LibreOffice_project/da48488a73ddd66ea24cf16bbc4f7b9c08e9bea1</meta:generator>
  </office:meta>
</office:document-meta>
</file>